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Garamond" svg:font-family="Garamond" style:font-family-generic="roman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23cm"/>
    </style:style>
    <style:style style:name="co2" style:family="table-column">
      <style:table-column-properties fo:break-before="auto" style:column-width="7.497cm"/>
    </style:style>
    <style:style style:name="co3" style:family="table-column">
      <style:table-column-properties fo:break-before="auto" style:column-width="2.166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06cm" fo:break-before="auto" style:use-optimal-row-height="true"/>
    </style:style>
    <style:style style:name="ro3" style:family="table-row">
      <style:table-row-properties style:row-height="0.575cm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style:style style:name="ta2" style:family="table" style:master-page-name="PageStyle_5f_Ark2">
      <style:table-properties table:display="true" style:writing-mode="lr-tb"/>
    </style:style>
    <style:style style:name="ta3" style:family="table" style:master-page-name="PageStyle_5f_Ark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ranklin Gothic Boo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Garamond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SAMETINGET</text:p>
          </table:table-cell>
          <table:table-cell office:value-type="string">
            <text:p>SAEMIEDIGKIE</text:p>
          </table:table-cell>
          <table:table-cell table:number-columns-repeated="1022"/>
        </table:table-row>
        <table:table-row table:style-name="ro2">
          <table:table-cell office:value-type="string">
            <text:p>Sametinget</text:p>
          </table:table-cell>
          <table:table-cell office:value-type="string">
            <text:p>Saemiedigkie</text:p>
          </table:table-cell>
          <table:table-cell table:number-columns-repeated="1022"/>
        </table:table-row>
        <table:table-row table:style-name="ro2">
          <table:table-cell office:value-type="string">
            <text:p>Sametingets president</text:p>
          </table:table-cell>
          <table:table-cell office:value-type="string">
            <text:p>Saemiedigkien åvtehke</text:p>
          </table:table-cell>
          <table:table-cell table:number-columns-repeated="1022"/>
        </table:table-row>
        <table:table-row table:style-name="ro2">
          <table:table-cell office:value-type="string">
            <text:p>President</text:p>
          </table:table-cell>
          <table:table-cell office:value-type="string">
            <text:p>Åvtehke,Presideente </text:p>
          </table:table-cell>
          <table:table-cell table:number-columns-repeated="1022"/>
        </table:table-row>
        <table:table-row table:style-name="ro2">
          <table:table-cell office:value-type="string">
            <text:p>Visepresident</text:p>
          </table:table-cell>
          <table:table-cell office:value-type="string">
            <text:p>Mubpie-åvtehke</text:p>
          </table:table-cell>
          <table:table-cell table:number-columns-repeated="1022"/>
        </table:table-row>
        <table:table-row table:style-name="ro2">
          <table:table-cell office:value-type="string">
            <text:p>Sametingets visepresident</text:p>
          </table:table-cell>
          <table:table-cell office:value-type="string">
            <text:p>Saemiedigkien mubpie-åvtehk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Sametingets avdelninger</text:p>
          </table:table-cell>
          <table:table-cell table:style-name="ce2" office:value-type="string">
            <text:p>Saemiedigkien goevtesh</text:p>
          </table:table-cell>
          <table:table-cell table:number-columns-repeated="1022"/>
        </table:table-row>
        <table:table-row table:style-name="ro2">
          <table:table-cell office:value-type="string">
            <text:p>Bibliotek- og informasjonsavdelningen</text:p>
          </table:table-cell>
          <table:table-cell office:value-type="string">
            <text:p>Gærja- jïh bïevnesegoevtese</text:p>
          </table:table-cell>
          <table:table-cell table:number-columns-repeated="1022"/>
        </table:table-row>
        <table:table-row table:style-name="ro2">
          <table:table-cell office:value-type="string">
            <text:p>Kultur og nærings</text:p>
          </table:table-cell>
          <table:table-cell office:value-type="string">
            <text:p>Kultuvre- jïh jielemegoevtese</text:p>
          </table:table-cell>
          <table:table-cell table:number-columns-repeated="1022"/>
        </table:table-row>
        <table:table-row table:style-name="ro2">
          <table:table-cell office:value-type="string">
            <text:p>Miljø- og kulturvernavdelningen</text:p>
          </table:table-cell>
          <table:table-cell office:value-type="string">
            <text:p>Byjreske- jïh kultuvrevaarjelimmiegoevtese</text:p>
          </table:table-cell>
          <table:table-cell table:number-columns-repeated="1022"/>
        </table:table-row>
        <table:table-row table:style-name="ro2">
          <table:table-cell office:value-type="string">
            <text:p>Opplæringsavdelningen</text:p>
          </table:table-cell>
          <table:table-cell office:value-type="string">
            <text:p>Ööhpehtimmiegoevtese</text:p>
          </table:table-cell>
          <table:table-cell table:number-columns-repeated="1022"/>
        </table:table-row>
        <table:table-row table:style-name="ro2">
          <table:table-cell office:value-type="string">
            <text:p>Plan- og administrasjonsavdelingen</text:p>
          </table:table-cell>
          <table:table-cell office:value-type="string">
            <text:p>Soejkesje- jïh reeremegoevtese</text:p>
          </table:table-cell>
          <table:table-cell table:number-columns-repeated="1022"/>
        </table:table-row>
        <table:table-row table:style-name="ro2">
          <table:table-cell office:value-type="string">
            <text:p>Språkavdelningen</text:p>
          </table:table-cell>
          <table:table-cell office:value-type="string">
            <text:p>Gïelegoevtese</text:p>
          </table:table-cell>
          <table:table-cell table:number-columns-repeated="1022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office:value-type="string">
            <text:p>aelkiehtidh</text:p>
          </table:table-cell>
          <table:table-cell office:value-type="string">
            <text:p>begynne</text:p>
          </table:table-cell>
          <table:table-cell table:number-columns-repeated="1022"/>
        </table:table-row>
        <table:table-row table:style-name="ro2">
          <table:table-cell office:value-type="string">
            <text:p>aerpiegaerie</text:p>
          </table:table-cell>
          <table:table-cell office:value-type="string">
            <text:p>kulturarv (arveskål)</text:p>
          </table:table-cell>
          <table:table-cell table:number-columns-repeated="1022"/>
        </table:table-row>
        <table:table-row table:style-name="ro2">
          <table:table-cell office:value-type="string">
            <text:p>almehtjïerte</text:p>
          </table:table-cell>
          <table:table-cell office:value-type="string">
            <text:p>befolkningsgruppe</text:p>
          </table:table-cell>
          <table:table-cell table:number-columns-repeated="1022"/>
        </table:table-row>
        <table:table-row table:style-name="ro2">
          <table:table-cell office:value-type="string">
            <text:p>almeståvroe,demokratije</text:p>
          </table:table-cell>
          <table:table-cell office:value-type="string">
            <text:p>demokrati</text:p>
          </table:table-cell>
          <table:table-cell table:number-columns-repeated="1022"/>
        </table:table-row>
        <table:table-row table:style-name="ro2">
          <table:table-cell office:value-type="string">
            <text:p>almetjereakta</text:p>
          </table:table-cell>
          <table:table-cell office:value-type="string">
            <text:p>menneskerett</text:p>
          </table:table-cell>
          <table:table-cell table:number-columns-repeated="1022"/>
        </table:table-row>
        <table:table-row table:style-name="ro2">
          <table:table-cell office:value-type="string">
            <text:p>almetjevoete <text:s/></text:p>
          </table:table-cell>
          <table:table-cell office:value-type="string">
            <text:p>menneskelighet</text:p>
          </table:table-cell>
          <table:table-cell table:number-columns-repeated="1022"/>
        </table:table-row>
        <table:table-row table:style-name="ro2">
          <table:table-cell office:value-type="string">
            <text:p>almetjevuekie</text:p>
          </table:table-cell>
          <table:table-cell office:value-type="string">
            <text:p>folkvis</text:p>
          </table:table-cell>
          <table:table-cell table:number-columns-repeated="1022"/>
        </table:table-row>
        <table:table-row table:style-name="ro2">
          <table:table-cell office:value-type="string">
            <text:p>almetji jïlleskuvle- jolleskuvle,- jalleskuvle</text:p>
          </table:table-cell>
          <table:table-cell office:value-type="string">
            <text:p>folkehøgskole</text:p>
          </table:table-cell>
          <table:table-cell table:number-columns-repeated="1022"/>
        </table:table-row>
        <table:table-row table:style-name="ro2">
          <table:table-cell office:value-type="string">
            <text:p>alvehtasse,alvehtse</text:p>
          </table:table-cell>
          <table:table-cell office:value-type="string">
            <text:p>sjokk</text:p>
          </table:table-cell>
          <table:table-cell table:number-columns-repeated="1022"/>
        </table:table-row>
        <table:table-row table:style-name="ro2">
          <table:table-cell office:value-type="string">
            <text:p>alvehtasse,alvehtse</text:p>
          </table:table-cell>
          <table:table-cell office:value-type="string">
            <text:p>støkk (sjokk)</text:p>
          </table:table-cell>
          <table:table-cell table:number-columns-repeated="1022"/>
        </table:table-row>
        <table:table-row table:style-name="ro2">
          <table:table-cell office:value-type="string">
            <text:p>ammesbaakoe</text:p>
          </table:table-cell>
          <table:table-cell office:value-type="string">
            <text:p>fremmedord</text:p>
          </table:table-cell>
          <table:table-cell table:number-columns-repeated="1022"/>
        </table:table-row>
        <table:table-row table:style-name="ro2">
          <table:table-cell office:value-type="string">
            <text:p>ammesbaakoegærja</text:p>
          </table:table-cell>
          <table:table-cell office:value-type="string">
            <text:p>fremmedordbok</text:p>
          </table:table-cell>
          <table:table-cell table:number-columns-repeated="1022"/>
        </table:table-row>
        <table:table-row table:style-name="ro2">
          <table:table-cell office:value-type="string">
            <text:p>angå,angående tjaatsestimmie-nomme</text:p>
          </table:table-cell>
          <table:table-cell office:value-type="string">
            <text:p>visningsnavn</text:p>
          </table:table-cell>
          <table:table-cell table:number-columns-repeated="1022"/>
        </table:table-row>
        <table:table-row table:style-name="ro2">
          <table:table-cell office:value-type="string">
            <text:p>askemaagasijne,askeplaerie</text:p>
          </table:table-cell>
          <table:table-cell office:value-type="string">
            <text:p>månedsmagasin</text:p>
          </table:table-cell>
          <table:table-cell table:number-columns-repeated="1022"/>
        </table:table-row>
        <table:table-row table:style-name="ro2">
          <table:table-cell office:value-type="string">
            <text:p>B</text:p>
          </table:table-cell>
          <table:table-cell table:number-columns-repeated="1023"/>
        </table:table-row>
        <table:table-row table:style-name="ro2">
          <table:table-cell office:value-type="string">
            <text:p>baeliesoejkesje</text:p>
          </table:table-cell>
          <table:table-cell office:value-type="string">
            <text:p>tidsplan</text:p>
          </table:table-cell>
          <table:table-cell table:number-columns-repeated="1022"/>
        </table:table-row>
        <table:table-row table:style-name="ro2">
          <table:table-cell office:value-type="string">
            <text:p>barkije/barkijh</text:p>
          </table:table-cell>
          <table:table-cell office:value-type="string">
            <text:p>ansatt/ –e</text:p>
          </table:table-cell>
          <table:table-cell table:number-columns-repeated="1022"/>
        </table:table-row>
        <table:table-row table:style-name="ro2">
          <table:table-cell office:value-type="string">
            <text:p>barkoebiejjie</text:p>
          </table:table-cell>
          <table:table-cell office:value-type="string">
            <text:p>arbeidsdag</text:p>
          </table:table-cell>
          <table:table-cell table:number-columns-repeated="1022"/>
        </table:table-row>
        <table:table-row table:style-name="ro2">
          <table:table-cell office:value-type="string">
            <text:p>barkoegoerehtimmie,barkoegoerehtse</text:p>
          </table:table-cell>
          <table:table-cell office:value-type="string">
            <text:p>jobbintervjuv</text:p>
          </table:table-cell>
          <table:table-cell table:number-columns-repeated="1022"/>
        </table:table-row>
        <table:table-row table:style-name="ro2">
          <table:table-cell office:value-type="string">
            <text:p>barkoesijjie</text:p>
          </table:table-cell>
          <table:table-cell office:value-type="string">
            <text:p>arbeidssted arbeidsplass</text:p>
          </table:table-cell>
          <table:table-cell table:number-columns-repeated="1022"/>
        </table:table-row>
        <table:table-row table:style-name="ro2">
          <table:table-cell office:value-type="string">
            <text:p>barkoevuekie </text:p>
          </table:table-cell>
          <table:table-cell office:value-type="string">
            <text:p>arbeidsmetode,-form,- måte</text:p>
          </table:table-cell>
          <table:table-cell table:number-columns-repeated="1022"/>
        </table:table-row>
        <table:table-row table:style-name="ro2">
          <table:table-cell office:value-type="string">
            <text:p>beagkoes,beagkas </text:p>
          </table:table-cell>
          <table:table-cell office:value-type="string">
            <text:p>værhardt</text:p>
          </table:table-cell>
          <table:table-cell table:number-columns-repeated="1022"/>
        </table:table-row>
        <table:table-row table:style-name="ro2">
          <table:table-cell office:value-type="string">
            <text:p>bealjoehtidh,bïeljelidh</text:p>
          </table:table-cell>
          <table:table-cell office:value-type="string">
            <text:p>meddele</text:p>
          </table:table-cell>
          <table:table-cell table:number-columns-repeated="1022"/>
        </table:table-row>
        <table:table-row table:style-name="ro2">
          <table:table-cell office:value-type="string">
            <text:p>beapmoebovre </text:p>
          </table:table-cell>
          <table:table-cell office:value-type="string">
            <text:p>matbutikk</text:p>
          </table:table-cell>
          <table:table-cell table:number-columns-repeated="1022"/>
        </table:table-row>
        <table:table-row table:style-name="ro2">
          <table:table-cell office:value-type="string">
            <text:p>beapmoegåetie,byöpmedimmesgåetie</text:p>
          </table:table-cell>
          <table:table-cell office:value-type="string">
            <text:p>spisested</text:p>
          </table:table-cell>
          <table:table-cell table:number-columns-repeated="1022"/>
        </table:table-row>
        <table:table-row table:style-name="ro2">
          <table:table-cell office:value-type="string">
            <text:p>beapmoesijjie,beapmoegorrese</text:p>
          </table:table-cell>
          <table:table-cell office:value-type="string">
            <text:p>matlager</text:p>
          </table:table-cell>
          <table:table-cell table:number-columns-repeated="1022"/>
        </table:table-row>
        <table:table-row table:style-name="ro2">
          <table:table-cell office:value-type="string">
            <text:p>becquerelle</text:p>
          </table:table-cell>
          <table:table-cell office:value-type="string">
            <text:p>becquerell</text:p>
          </table:table-cell>
          <table:table-cell table:number-columns-repeated="1022"/>
        </table:table-row>
        <table:table-row table:style-name="ro2">
          <table:table-cell office:value-type="string">
            <text:p>becquerellelåhkoe </text:p>
          </table:table-cell>
          <table:table-cell office:value-type="string">
            <text:p>becquerellmengde</text:p>
          </table:table-cell>
          <table:table-cell table:number-columns-repeated="1022"/>
        </table:table-row>
        <table:table-row table:style-name="ro2">
          <table:table-cell office:value-type="string">
            <text:p>becquerellevaahra</text:p>
          </table:table-cell>
          <table:table-cell office:value-type="string">
            <text:p>becquerellfare</text:p>
          </table:table-cell>
          <table:table-cell table:number-columns-repeated="1022"/>
        </table:table-row>
        <table:table-row table:style-name="ro2">
          <table:table-cell office:value-type="string">
            <text:p>beetnehfaamoe</text:p>
          </table:table-cell>
          <table:table-cell office:value-type="string">
            <text:p>pengemakt</text:p>
          </table:table-cell>
          <table:table-cell table:number-columns-repeated="1022"/>
        </table:table-row>
        <table:table-row table:style-name="ro2">
          <table:table-cell office:value-type="string">
            <text:p>beetnehsoejkesje,budsjedte</text:p>
          </table:table-cell>
          <table:table-cell office:value-type="string">
            <text:p>budsjett</text:p>
          </table:table-cell>
          <table:table-cell table:number-columns-repeated="1022"/>
        </table:table-row>
        <table:table-row table:style-name="ro2">
          <table:table-cell office:value-type="string">
            <text:p>beetnehviehkie</text:p>
          </table:table-cell>
          <table:table-cell office:value-type="string">
            <text:p>støtte (økonomisk,penge)</text:p>
          </table:table-cell>
          <table:table-cell table:number-columns-repeated="1022"/>
        </table:table-row>
        <table:table-row table:style-name="ro2">
          <table:table-cell office:value-type="string">
            <text:p>behtjiedidh,noerhkedh </text:p>
          </table:table-cell>
          <table:table-cell office:value-type="string">
            <text:p>påtrykke,tvinge</text:p>
          </table:table-cell>
          <table:table-cell table:number-columns-repeated="1022"/>
        </table:table-row>
        <table:table-row table:style-name="ro2">
          <table:table-cell office:value-type="string">
            <text:p>berteme</text:p>
          </table:table-cell>
          <table:table-cell office:value-type="string">
            <text:p>forlag</text:p>
          </table:table-cell>
          <table:table-cell table:number-columns-repeated="1022"/>
        </table:table-row>
        <table:table-row table:style-name="ro2">
          <table:table-cell office:value-type="string">
            <text:p>bertije</text:p>
          </table:table-cell>
          <table:table-cell office:value-type="string">
            <text:p>forlegger,utgiver</text:p>
          </table:table-cell>
          <table:table-cell table:number-columns-repeated="1022"/>
        </table:table-row>
        <table:table-row table:style-name="ro2">
          <table:table-cell office:value-type="string">
            <text:p>bertije </text:p>
          </table:table-cell>
          <table:table-cell office:value-type="string">
            <text:p>utgiver,forlegger</text:p>
          </table:table-cell>
          <table:table-cell table:number-columns-repeated="1022"/>
        </table:table-row>
        <table:table-row table:style-name="ro2">
          <table:table-cell office:value-type="string">
            <text:p>biejjie,daatoe</text:p>
          </table:table-cell>
          <table:table-cell office:value-type="string">
            <text:p>dato</text:p>
          </table:table-cell>
          <table:table-cell table:number-columns-repeated="1022"/>
        </table:table-row>
        <table:table-row table:style-name="ro2">
          <table:table-cell office:value-type="string">
            <text:p>biejjielåhkoe </text:p>
          </table:table-cell>
          <table:table-cell office:value-type="string">
            <text:p>kalender</text:p>
          </table:table-cell>
          <table:table-cell table:number-columns-repeated="1022"/>
        </table:table-row>
        <table:table-row table:style-name="ro2">
          <table:table-cell office:value-type="string">
            <text:p>bieliejaepie</text:p>
          </table:table-cell>
          <table:table-cell office:value-type="string">
            <text:p>halvår</text:p>
          </table:table-cell>
          <table:table-cell table:number-columns-repeated="1022"/>
        </table:table-row>
        <table:table-row table:style-name="ro2">
          <table:table-cell office:value-type="string">
            <text:p>bieliejaepieboelhke</text:p>
          </table:table-cell>
          <table:table-cell office:value-type="string">
            <text:p>halvårsenhet</text:p>
          </table:table-cell>
          <table:table-cell table:number-columns-repeated="1022"/>
        </table:table-row>
        <table:table-row table:style-name="ro2">
          <table:table-cell office:value-type="string">
            <text:p>bieliejaepieboelhke</text:p>
          </table:table-cell>
          <table:table-cell office:value-type="string">
            <text:p>halvårsstudie</text:p>
          </table:table-cell>
          <table:table-cell table:number-columns-repeated="1022"/>
        </table:table-row>
        <table:table-row table:style-name="ro2">
          <table:table-cell office:value-type="string">
            <text:p>bielietæjmoe</text:p>
          </table:table-cell>
          <table:table-cell office:value-type="string">
            <text:p>halvtime</text:p>
          </table:table-cell>
          <table:table-cell table:number-columns-repeated="1022"/>
        </table:table-row>
        <table:table-row table:style-name="ro2">
          <table:table-cell office:value-type="string">
            <text:p>bïenje-aajhtere </text:p>
          </table:table-cell>
          <table:table-cell office:value-type="string">
            <text:p>hundeier</text:p>
          </table:table-cell>
          <table:table-cell table:number-columns-repeated="1022"/>
        </table:table-row>
        <table:table-row table:style-name="ro2">
          <table:table-cell office:value-type="string">
            <text:p>biepmehtehtedh</text:p>
          </table:table-cell>
          <table:table-cell office:value-type="string">
            <text:p>utfore</text:p>
          </table:table-cell>
          <table:table-cell table:number-columns-repeated="1022"/>
        </table:table-row>
        <table:table-row table:style-name="ro2">
          <table:table-cell office:value-type="string">
            <text:p>biepmehtehtedh,bïepmedh </text:p>
          </table:table-cell>
          <table:table-cell office:value-type="string">
            <text:p>bespise</text:p>
          </table:table-cell>
          <table:table-cell table:number-columns-repeated="1022"/>
        </table:table-row>
        <table:table-row table:style-name="ro2">
          <table:table-cell office:value-type="string">
            <text:p>bietske/ bietskh</text:p>
          </table:table-cell>
          <table:table-cell office:value-type="string">
            <text:p>klipp,(media),utdrag</text:p>
          </table:table-cell>
          <table:table-cell table:number-columns-repeated="1022"/>
        </table:table-row>
        <table:table-row table:style-name="ro2">
          <table:table-cell office:value-type="string">
            <text:p>bietske/ bietskh</text:p>
          </table:table-cell>
          <table:table-cell office:value-type="string">
            <text:p>utdrag</text:p>
          </table:table-cell>
          <table:table-cell table:number-columns-repeated="1022"/>
        </table:table-row>
        <table:table-row table:style-name="ro2">
          <table:table-cell office:value-type="string">
            <text:p>bïevnesbaanghke</text:p>
          </table:table-cell>
          <table:table-cell office:value-type="string">
            <text:p>infobank</text:p>
          </table:table-cell>
          <table:table-cell table:number-columns-repeated="1022"/>
        </table:table-row>
        <table:table-row table:style-name="ro2">
          <table:table-cell office:value-type="string">
            <text:p>bïevnese</text:p>
          </table:table-cell>
          <table:table-cell office:value-type="string">
            <text:p>annonse</text:p>
          </table:table-cell>
          <table:table-cell table:number-columns-repeated="1022"/>
        </table:table-row>
        <table:table-row table:style-name="ro2">
          <table:table-cell office:value-type="string">
            <text:p>bïevnese</text:p>
          </table:table-cell>
          <table:table-cell office:value-type="string">
            <text:p>annonse</text:p>
          </table:table-cell>
          <table:table-cell table:number-columns-repeated="1022"/>
        </table:table-row>
        <table:table-row table:style-name="ro2">
          <table:table-cell office:value-type="string">
            <text:p>bïevnesenotaate</text:p>
          </table:table-cell>
          <table:table-cell office:value-type="string">
            <text:p>annonsenotat</text:p>
          </table:table-cell>
          <table:table-cell table:number-columns-repeated="1022"/>
        </table:table-row>
        <table:table-row table:style-name="ro2">
          <table:table-cell office:value-type="string">
            <text:p>bïevnesetjïerte</text:p>
          </table:table-cell>
          <table:table-cell office:value-type="string">
            <text:p>annonsetype</text:p>
          </table:table-cell>
          <table:table-cell table:number-columns-repeated="1022"/>
        </table:table-row>
        <table:table-row table:style-name="ro2">
          <table:table-cell office:value-type="string">
            <text:p>bïevnese-åasa</text:p>
          </table:table-cell>
          <table:table-cell office:value-type="string">
            <text:p>annonsekostnad</text:p>
          </table:table-cell>
          <table:table-cell table:number-columns-repeated="1022"/>
        </table:table-row>
        <table:table-row table:style-name="ro2">
          <table:table-cell office:value-type="string">
            <text:p>bïevnestjaaleh</text:p>
          </table:table-cell>
          <table:table-cell office:value-type="string">
            <text:p>utlysningstekst</text:p>
          </table:table-cell>
          <table:table-cell table:number-columns-repeated="1022"/>
        </table:table-row>
        <table:table-row table:style-name="ro2">
          <table:table-cell office:value-type="string">
            <text:p>bievnije</text:p>
          </table:table-cell>
          <table:table-cell office:value-type="string">
            <text:p>informant</text:p>
          </table:table-cell>
          <table:table-cell table:number-columns-repeated="1022"/>
        </table:table-row>
        <table:table-row table:style-name="ro2">
          <table:table-cell office:value-type="string">
            <text:p>bïhkedimmie</text:p>
          </table:table-cell>
          <table:table-cell office:value-type="string">
            <text:p>veiledning</text:p>
          </table:table-cell>
          <table:table-cell table:number-columns-repeated="1022"/>
        </table:table-row>
        <table:table-row table:style-name="ro2">
          <table:table-cell office:value-type="string">
            <text:p>bijleraajroe,</text:p>
          </table:table-cell>
          <table:table-cell office:value-type="string">
            <text:p>bilkolonne</text:p>
          </table:table-cell>
          <table:table-cell table:number-columns-repeated="1022"/>
        </table:table-row>
        <table:table-row table:style-name="ro2">
          <table:table-cell office:value-type="string">
            <text:p>bovtselåhkoe</text:p>
          </table:table-cell>
          <table:table-cell office:value-type="string">
            <text:p>reintall</text:p>
          </table:table-cell>
          <table:table-cell table:number-columns-repeated="1022"/>
        </table:table-row>
        <table:table-row table:style-name="ro2">
          <table:table-cell office:value-type="string">
            <text:p>bueriedidh,bueriemdidh</text:p>
          </table:table-cell>
          <table:table-cell office:value-type="string">
            <text:p>forbedre</text:p>
          </table:table-cell>
          <table:table-cell table:number-columns-repeated="1022"/>
        </table:table-row>
        <table:table-row table:style-name="ro2">
          <table:table-cell office:value-type="string">
            <text:p>bueriesyjhtede </text:p>
          </table:table-cell>
          <table:table-cell office:value-type="string">
            <text:p>godvilje</text:p>
          </table:table-cell>
          <table:table-cell table:number-columns-repeated="1022"/>
        </table:table-row>
        <table:table-row table:style-name="ro2">
          <table:table-cell office:value-type="string">
            <text:p>buerkiestimmie,buerkehtse</text:p>
          </table:table-cell>
          <table:table-cell office:value-type="string">
            <text:p>beskrivelse</text:p>
          </table:table-cell>
          <table:table-cell table:number-columns-repeated="1022"/>
        </table:table-row>
        <table:table-row table:style-name="ro2">
          <table:table-cell office:value-type="string">
            <text:p>buerkiestimmie,buerkehtse </text:p>
          </table:table-cell>
          <table:table-cell office:value-type="string">
            <text:p>forklaring</text:p>
          </table:table-cell>
          <table:table-cell table:number-columns-repeated="1022"/>
        </table:table-row>
        <table:table-row table:style-name="ro2">
          <table:table-cell office:value-type="string">
            <text:p>buerkiestimmie,buerkehtse </text:p>
          </table:table-cell>
          <table:table-cell office:value-type="string">
            <text:p>rettledning</text:p>
          </table:table-cell>
          <table:table-cell table:number-columns-repeated="1022"/>
        </table:table-row>
        <table:table-row table:style-name="ro2">
          <table:table-cell office:value-type="string">
            <text:p>buertiegærja</text:p>
          </table:table-cell>
          <table:table-cell office:value-type="string">
            <text:p>møtebok,møtereferat,protokoll</text:p>
          </table:table-cell>
          <table:table-cell table:number-columns-repeated="1022"/>
        </table:table-row>
        <table:table-row table:style-name="ro2">
          <table:table-cell office:value-type="string">
            <text:p>buertiegærja</text:p>
          </table:table-cell>
          <table:table-cell office:value-type="string">
            <text:p>protokoll</text:p>
          </table:table-cell>
          <table:table-cell table:number-columns-repeated="1022"/>
        </table:table-row>
        <table:table-row table:style-name="ro2">
          <table:table-cell office:value-type="string">
            <text:p>byjhkesjidh,bæjhkodh</text:p>
          </table:table-cell>
          <table:table-cell office:value-type="string">
            <text:p>tilstå</text:p>
          </table:table-cell>
          <table:table-cell table:number-columns-repeated="1022"/>
        </table:table-row>
        <table:table-row table:style-name="ro2">
          <table:table-cell office:value-type="string">
            <text:p>byjjehtimmie,bæjhkoehtimmie</text:p>
          </table:table-cell>
          <table:table-cell office:value-type="string">
            <text:p>opplysning</text:p>
          </table:table-cell>
          <table:table-cell table:number-columns-repeated="1022"/>
        </table:table-row>
        <table:table-row table:style-name="ro2">
          <table:table-cell office:value-type="string">
            <text:p>byjjenesåejvie </text:p>
          </table:table-cell>
          <table:table-cell office:value-type="string">
            <text:p>oppvekstsjef</text:p>
          </table:table-cell>
          <table:table-cell table:number-columns-repeated="1022"/>
        </table:table-row>
        <table:table-row table:style-name="ro2">
          <table:table-cell office:value-type="string">
            <text:p>byjjenimmesvoete,byjjenimmessnuepie</text:p>
          </table:table-cell>
          <table:table-cell office:value-type="string">
            <text:p>oppvekstvilkår</text:p>
          </table:table-cell>
          <table:table-cell table:number-columns-repeated="1022"/>
        </table:table-row>
        <table:table-row table:style-name="ro2">
          <table:table-cell office:value-type="string">
            <text:p>byjjenimmiejarnge</text:p>
          </table:table-cell>
          <table:table-cell office:value-type="string">
            <text:p>oppvekstsenter</text:p>
          </table:table-cell>
          <table:table-cell table:number-columns-repeated="1022"/>
        </table:table-row>
        <table:table-row table:style-name="ro2">
          <table:table-cell office:value-type="string">
            <text:p>byjrehke,byjrehks </text:p>
          </table:table-cell>
          <table:table-cell office:value-type="string">
            <text:p>lokalt</text:p>
          </table:table-cell>
          <table:table-cell table:number-columns-repeated="1022"/>
        </table:table-row>
        <table:table-row table:style-name="ro2">
          <table:table-cell office:value-type="string">
            <text:p>byjreske</text:p>
          </table:table-cell>
          <table:table-cell office:value-type="string">
            <text:p>miljø</text:p>
          </table:table-cell>
          <table:table-cell table:number-columns-repeated="1022"/>
        </table:table-row>
        <table:table-row table:style-name="ro2">
          <table:table-cell office:value-type="string">
            <text:p>byjreske</text:p>
          </table:table-cell>
          <table:table-cell office:value-type="string">
            <text:p>nærområde</text:p>
          </table:table-cell>
          <table:table-cell table:number-columns-repeated="1022"/>
        </table:table-row>
        <table:table-row table:style-name="ro2">
          <table:table-cell office:value-type="string">
            <text:p>byjreske</text:p>
          </table:table-cell>
          <table:table-cell office:value-type="string">
            <text:p>omgivelse</text:p>
          </table:table-cell>
          <table:table-cell table:number-columns-repeated="1022"/>
        </table:table-row>
        <table:table-row table:style-name="ro2">
          <table:table-cell office:value-type="string">
            <text:p>byjreske </text:p>
          </table:table-cell>
          <table:table-cell office:value-type="string">
            <text:p>lokalitet</text:p>
          </table:table-cell>
          <table:table-cell table:number-columns-repeated="1022"/>
        </table:table-row>
        <table:table-row table:style-name="ro2">
          <table:table-cell office:value-type="string">
            <text:p>byjreskejarnge</text:p>
          </table:table-cell>
          <table:table-cell office:value-type="string">
            <text:p>miljøsenter</text:p>
          </table:table-cell>
          <table:table-cell table:number-columns-repeated="1022"/>
        </table:table-row>
        <table:table-row table:style-name="ro2">
          <table:table-cell office:value-type="string">
            <text:p>bæjhkoehtamme</text:p>
          </table:table-cell>
          <table:table-cell office:value-type="string">
            <text:p>publisert</text:p>
          </table:table-cell>
          <table:table-cell table:number-columns-repeated="1022"/>
        </table:table-row>
        <table:table-row table:style-name="ro2">
          <table:table-cell office:value-type="string">
            <text:p>bæjhkoehtidh</text:p>
          </table:table-cell>
          <table:table-cell office:value-type="string">
            <text:p>publisere</text:p>
          </table:table-cell>
          <table:table-cell table:number-columns-repeated="1022"/>
        </table:table-row>
        <table:table-row table:style-name="ro2">
          <table:table-cell office:value-type="string">
            <text:p>bæjhkoehtimmie </text:p>
          </table:table-cell>
          <table:table-cell office:value-type="string">
            <text:p>publikasjon</text:p>
          </table:table-cell>
          <table:table-cell table:number-columns-repeated="1022"/>
        </table:table-row>
        <table:table-row table:style-name="ro2">
          <table:table-cell office:value-type="string">
            <text:p>bæjjoehtidh,bæjhkoehtidh</text:p>
          </table:table-cell>
          <table:table-cell office:value-type="string">
            <text:p>offentliggjøre</text:p>
          </table:table-cell>
          <table:table-cell table:number-columns-repeated="1022"/>
        </table:table-row>
        <table:table-row table:style-name="ro2">
          <table:table-cell office:value-type="string">
            <text:p>båatsoebarkoe</text:p>
          </table:table-cell>
          <table:table-cell office:value-type="string">
            <text:p>reindriftsarbeid</text:p>
          </table:table-cell>
          <table:table-cell table:number-columns-repeated="1022"/>
        </table:table-row>
        <table:table-row table:style-name="ro2">
          <table:table-cell office:value-type="string">
            <text:p>båatsoedajve</text:p>
          </table:table-cell>
          <table:table-cell office:value-type="string">
            <text:p>reindriftsområde</text:p>
          </table:table-cell>
          <table:table-cell table:number-columns-repeated="1022"/>
        </table:table-row>
        <table:table-row table:style-name="ro2">
          <table:table-cell office:value-type="string">
            <text:p>båatsoekontovre</text:p>
          </table:table-cell>
          <table:table-cell office:value-type="string">
            <text:p>reindriftskontor</text:p>
          </table:table-cell>
          <table:table-cell table:number-columns-repeated="1022"/>
        </table:table-row>
        <table:table-row table:style-name="ro2">
          <table:table-cell office:value-type="string">
            <text:p>båatsoelaake/-laage</text:p>
          </table:table-cell>
          <table:table-cell office:value-type="string">
            <text:p>reindriftslov</text:p>
          </table:table-cell>
          <table:table-cell table:number-columns-repeated="1022"/>
        </table:table-row>
        <table:table-row table:style-name="ro2">
          <table:table-cell office:value-type="string">
            <text:p>båatsoereereme</text:p>
          </table:table-cell>
          <table:table-cell office:value-type="string">
            <text:p>reindriftsadministrasjon</text:p>
          </table:table-cell>
          <table:table-cell table:number-columns-repeated="1022"/>
        </table:table-row>
        <table:table-row table:style-name="ro2">
          <table:table-cell office:value-type="string">
            <text:p>båatsoereereme</text:p>
          </table:table-cell>
          <table:table-cell office:value-type="string">
            <text:p>reindriftsforvaltning</text:p>
          </table:table-cell>
          <table:table-cell table:number-columns-repeated="1022"/>
        </table:table-row>
        <table:table-row table:style-name="ro2">
          <table:table-cell office:value-type="string">
            <text:p>båatsoesïjte</text:p>
          </table:table-cell>
          <table:table-cell office:value-type="string">
            <text:p>reinbeitedistrikt</text:p>
          </table:table-cell>
          <table:table-cell table:number-columns-repeated="1022"/>
        </table:table-row>
        <table:table-row table:style-name="ro2">
          <table:table-cell office:value-type="string">
            <text:p>båatsoeståvroe</text:p>
          </table:table-cell>
          <table:table-cell office:value-type="string">
            <text:p>reindriftsstyre</text:p>
          </table:table-cell>
          <table:table-cell table:number-columns-repeated="1022"/>
        </table:table-row>
        <table:table-row table:style-name="ro2">
          <table:table-cell office:value-type="string">
            <text:p>båatsoe-åårganisasjovne</text:p>
          </table:table-cell>
          <table:table-cell office:value-type="string">
            <text:p>reindriftsorganisasjon</text:p>
          </table:table-cell>
          <table:table-cell table:number-columns-repeated="1022"/>
        </table:table-row>
        <table:table-row table:style-name="ro2">
          <table:table-cell office:value-type="string">
            <text:p>baalhkadåastoje</text:p>
          </table:table-cell>
          <table:table-cell office:value-type="string">
            <text:p>lønnsmottaker</text:p>
          </table:table-cell>
          <table:table-cell table:number-columns-repeated="1022"/>
        </table:table-row>
        <table:table-row table:style-name="ro2">
          <table:table-cell office:value-type="string">
            <text:p>baalhkatsiehkie </text:p>
          </table:table-cell>
          <table:table-cell office:value-type="string">
            <text:p>lønnstrinn</text:p>
          </table:table-cell>
          <table:table-cell table:number-columns-repeated="1022"/>
        </table:table-row>
        <table:table-row table:style-name="ro2">
          <table:table-cell office:value-type="string">
            <text:p>baalledte</text:p>
          </table:table-cell>
          <table:table-cell office:value-type="string">
            <text:p>ballett</text:p>
          </table:table-cell>
          <table:table-cell table:number-columns-repeated="1022"/>
        </table:table-row>
        <table:table-row table:style-name="ro2">
          <table:table-cell office:value-type="string">
            <text:p>baalte </text:p>
          </table:table-cell>
          <table:table-cell office:value-type="string">
            <text:p>parallell</text:p>
          </table:table-cell>
          <table:table-cell table:number-columns-repeated="1022"/>
        </table:table-row>
        <table:table-row table:style-name="ro2">
          <table:table-cell office:value-type="string">
            <text:p>baante</text:p>
          </table:table-cell>
          <table:table-cell office:value-type="string">
            <text:p>bånd (band,belte)</text:p>
          </table:table-cell>
          <table:table-cell table:number-columns-repeated="1022"/>
        </table:table-row>
        <table:table-row table:style-name="ro2">
          <table:table-cell office:value-type="string">
            <text:p>baatarimmie</text:p>
          </table:table-cell>
          <table:table-cell office:value-type="string">
            <text:p>flukt</text:p>
          </table:table-cell>
          <table:table-cell table:number-columns-repeated="1022"/>
        </table:table-row>
        <table:table-row table:style-name="ro2">
          <table:table-cell office:value-type="string">
            <text:p>baataræjja</text:p>
          </table:table-cell>
          <table:table-cell office:value-type="string">
            <text:p>flyktning</text:p>
          </table:table-cell>
          <table:table-cell table:number-columns-repeated="1022"/>
        </table:table-row>
        <table:table-row table:style-name="ro2">
          <table:table-cell office:value-type="string">
            <text:p>bååstide seedteme</text:p>
          </table:table-cell>
          <table:table-cell office:value-type="string">
            <text:p>retunert</text:p>
          </table:table-cell>
          <table:table-cell table:number-columns-repeated="1022"/>
        </table:table-row>
        <table:table-row table:style-name="ro2">
          <table:table-cell office:value-type="string">
            <text:p>D</text:p>
          </table:table-cell>
          <table:table-cell table:number-columns-repeated="1023"/>
        </table:table-row>
        <table:table-row table:style-name="ro2">
          <table:table-cell office:value-type="string">
            <text:p>daerpiesvoete</text:p>
          </table:table-cell>
          <table:table-cell office:value-type="string">
            <text:p>nødvendighet</text:p>
          </table:table-cell>
          <table:table-cell table:number-columns-repeated="1022"/>
        </table:table-row>
        <table:table-row table:style-name="ro2">
          <table:table-cell office:value-type="string">
            <text:p>dajveståvroe</text:p>
          </table:table-cell>
          <table:table-cell office:value-type="string">
            <text:p>områdestyre</text:p>
          </table:table-cell>
          <table:table-cell table:number-columns-repeated="1022"/>
        </table:table-row>
        <table:table-row table:style-name="ro2">
          <table:table-cell office:value-type="string">
            <text:p>daltesereektehts</text:p>
          </table:table-cell>
          <table:table-cell office:value-type="string">
            <text:p>tilstandsrapport</text:p>
          </table:table-cell>
          <table:table-cell table:number-columns-repeated="1022"/>
        </table:table-row>
        <table:table-row table:style-name="ro2">
          <table:table-cell office:value-type="string">
            <text:p>daltestalledh</text:p>
          </table:table-cell>
          <table:table-cell office:value-type="string">
            <text:p>trampe (takt)</text:p>
          </table:table-cell>
          <table:table-cell table:number-columns-repeated="1022"/>
        </table:table-row>
        <table:table-row table:style-name="ro2">
          <table:table-cell office:value-type="string">
            <text:p>darjemes-sijjie</text:p>
          </table:table-cell>
          <table:table-cell office:value-type="string">
            <text:p>bedrift</text:p>
          </table:table-cell>
          <table:table-cell table:number-columns-repeated="1022"/>
        </table:table-row>
        <table:table-row table:style-name="ro2">
          <table:table-cell office:value-type="string">
            <text:p>darjemes-sijjie</text:p>
          </table:table-cell>
          <table:table-cell office:value-type="string">
            <text:p>produksjonssted</text:p>
          </table:table-cell>
          <table:table-cell table:number-columns-repeated="1022"/>
        </table:table-row>
        <table:table-row table:style-name="ro2">
          <table:table-cell office:value-type="string">
            <text:p>darjodh</text:p>
          </table:table-cell>
          <table:table-cell office:value-type="string">
            <text:p>produsere</text:p>
          </table:table-cell>
          <table:table-cell table:number-columns-repeated="1022"/>
        </table:table-row>
        <table:table-row table:style-name="ro2">
          <table:table-cell office:value-type="string">
            <text:p>deablodh,deebledh,dibledh,dubledh</text:p>
          </table:table-cell>
          <table:table-cell office:value-type="string">
            <text:p>undertrykke (noen) kneble</text:p>
          </table:table-cell>
          <table:table-cell table:number-columns-repeated="1022"/>
        </table:table-row>
        <table:table-row table:style-name="ro2">
          <table:table-cell office:value-type="string">
            <text:p>deadtaldihkie-aejkie</text:p>
          </table:table-cell>
          <table:table-cell office:value-type="string">
            <text:p>trykking (trykkingstid,tid for,trykkes når)</text:p>
          </table:table-cell>
          <table:table-cell table:number-columns-repeated="1022"/>
        </table:table-row>
        <table:table-row table:style-name="ro2">
          <table:table-cell office:value-type="string">
            <text:p>deadtasovveme </text:p>
          </table:table-cell>
          <table:table-cell office:value-type="string">
            <text:p>trykket (er)</text:p>
          </table:table-cell>
          <table:table-cell table:number-columns-repeated="1022"/>
        </table:table-row>
        <table:table-row table:style-name="ro2">
          <table:table-cell office:value-type="string">
            <text:p>deadtasovveme tjaaleh</text:p>
          </table:table-cell>
          <table:table-cell office:value-type="string">
            <text:p>tekst (trykket)</text:p>
          </table:table-cell>
          <table:table-cell table:number-columns-repeated="1022"/>
        </table:table-row>
        <table:table-row table:style-name="ro2">
          <table:table-cell office:value-type="string">
            <text:p>deerjehtidh</text:p>
          </table:table-cell>
          <table:table-cell office:value-type="string">
            <text:p>forurense</text:p>
          </table:table-cell>
          <table:table-cell table:number-columns-repeated="1022"/>
        </table:table-row>
        <table:table-row table:style-name="ro2">
          <table:table-cell office:value-type="string">
            <text:p>deerjeme</text:p>
          </table:table-cell>
          <table:table-cell office:value-type="string">
            <text:p>forurensning</text:p>
          </table:table-cell>
          <table:table-cell table:number-columns-repeated="1022"/>
        </table:table-row>
        <table:table-row table:style-name="ro2">
          <table:table-cell office:value-type="string">
            <text:p>departemeente</text:p>
          </table:table-cell>
          <table:table-cell office:value-type="string">
            <text:p>departement</text:p>
          </table:table-cell>
          <table:table-cell table:number-columns-repeated="1022"/>
        </table:table-row>
        <table:table-row table:style-name="ro2">
          <table:table-cell office:value-type="string">
            <text:p>dïedte</text:p>
          </table:table-cell>
          <table:table-cell office:value-type="string">
            <text:p>avtrykk</text:p>
          </table:table-cell>
          <table:table-cell table:number-columns-repeated="1022"/>
        </table:table-row>
        <table:table-row table:style-name="ro2">
          <table:table-cell office:value-type="string">
            <text:p>dïenesjimmie,</text:p>
          </table:table-cell>
          <table:table-cell office:value-type="string">
            <text:p>inntektsgrunnlag</text:p>
          </table:table-cell>
          <table:table-cell table:number-columns-repeated="1022"/>
        </table:table-row>
        <table:table-row table:style-name="ro2">
          <table:table-cell office:value-type="string">
            <text:p>digitaale</text:p>
          </table:table-cell>
          <table:table-cell office:value-type="string">
            <text:p>digitale</text:p>
          </table:table-cell>
          <table:table-cell table:number-columns-repeated="1022"/>
        </table:table-row>
        <table:table-row table:style-name="ro2">
          <table:table-cell office:value-type="string">
            <text:p>diplomatije</text:p>
          </table:table-cell>
          <table:table-cell office:value-type="string">
            <text:p>diplomati</text:p>
          </table:table-cell>
          <table:table-cell table:number-columns-repeated="1022"/>
        </table:table-row>
        <table:table-row table:style-name="ro2">
          <table:table-cell office:value-type="string">
            <text:p>direktööre <text:s/></text:p>
          </table:table-cell>
          <table:table-cell office:value-type="string">
            <text:p>direktør <text:s text:c="8"/></text:p>
          </table:table-cell>
          <table:table-cell table:number-columns-repeated="1022"/>
        </table:table-row>
        <table:table-row table:style-name="ro2">
          <table:table-cell office:value-type="string">
            <text:p>doekije</text:p>
          </table:table-cell>
          <table:table-cell office:value-type="string">
            <text:p>selger</text:p>
          </table:table-cell>
          <table:table-cell table:number-columns-repeated="1022"/>
        </table:table-row>
        <table:table-row table:style-name="ro2">
          <table:table-cell office:value-type="string">
            <text:p>dorjemasse </text:p>
          </table:table-cell>
          <table:table-cell office:value-type="string">
            <text:p>produksjon</text:p>
          </table:table-cell>
          <table:table-cell table:number-columns-repeated="1022"/>
        </table:table-row>
        <table:table-row table:style-name="ro2">
          <table:table-cell office:value-type="string">
            <text:p>dorjese</text:p>
          </table:table-cell>
          <table:table-cell office:value-type="string">
            <text:p>produkt</text:p>
          </table:table-cell>
          <table:table-cell table:number-columns-repeated="1022"/>
        </table:table-row>
        <table:table-row table:style-name="ro2">
          <table:table-cell office:value-type="string">
            <text:p>dyödtove,dåarjege </text:p>
          </table:table-cell>
          <table:table-cell office:value-type="string">
            <text:p>stönad</text:p>
          </table:table-cell>
          <table:table-cell table:number-columns-repeated="1022"/>
        </table:table-row>
        <table:table-row table:style-name="ro2">
          <table:table-cell office:value-type="string">
            <text:p>dåarjoe</text:p>
          </table:table-cell>
          <table:table-cell office:value-type="string">
            <text:p>støtte</text:p>
          </table:table-cell>
          <table:table-cell table:number-columns-repeated="1022"/>
        </table:table-row>
        <table:table-row table:style-name="ro2">
          <table:table-cell office:value-type="string">
            <text:p>dåarjoe</text:p>
          </table:table-cell>
          <table:table-cell office:value-type="string">
            <text:p>tilskudd</text:p>
          </table:table-cell>
          <table:table-cell table:number-columns-repeated="1022"/>
        </table:table-row>
        <table:table-row table:style-name="ro2">
          <table:table-cell office:value-type="string">
            <text:p>dåarjoe,duedtie,dievtie </text:p>
          </table:table-cell>
          <table:table-cell office:value-type="string">
            <text:p>bidrag</text:p>
          </table:table-cell>
          <table:table-cell table:number-columns-repeated="1022"/>
        </table:table-row>
        <table:table-row table:style-name="ro2">
          <table:table-cell office:value-type="string">
            <text:p>dåarjoe-öörnege,-öörnegh</text:p>
          </table:table-cell>
          <table:table-cell office:value-type="string">
            <text:p>støtteordninge,-r</text:p>
          </table:table-cell>
          <table:table-cell table:number-columns-repeated="1022"/>
        </table:table-row>
        <table:table-row table:style-name="ro2">
          <table:table-cell office:value-type="string">
            <text:p>dåmhpa,damhpa</text:p>
          </table:table-cell>
          <table:table-cell office:value-type="string">
            <text:p>kapsyl ( til flaske)</text:p>
          </table:table-cell>
          <table:table-cell table:number-columns-repeated="1022"/>
        </table:table-row>
        <table:table-row table:style-name="ro2">
          <table:table-cell office:value-type="string">
            <text:p>daatovre</text:p>
          </table:table-cell>
          <table:table-cell office:value-type="string">
            <text:p>data,datamaskin</text:p>
          </table:table-cell>
          <table:table-cell table:number-columns-repeated="1022"/>
        </table:table-row>
        <table:table-row table:style-name="ro2">
          <table:table-cell office:value-type="string">
            <text:p>dåvveme</text:p>
          </table:table-cell>
          <table:table-cell office:value-type="string">
            <text:p>restaurering</text:p>
          </table:table-cell>
          <table:table-cell table:number-columns-repeated="1022"/>
        </table:table-row>
        <table:table-row table:style-name="ro2">
          <table:table-cell office:value-type="string">
            <text:p>dååjrehtalledh</text:p>
          </table:table-cell>
          <table:table-cell office:value-type="string">
            <text:p>erfare</text:p>
          </table:table-cell>
          <table:table-cell table:number-columns-repeated="1022"/>
        </table:table-row>
        <table:table-row table:style-name="ro2">
          <table:table-cell office:value-type="string">
            <text:p>dååjrehtidh</text:p>
          </table:table-cell>
          <table:table-cell office:value-type="string">
            <text:p>oppleve</text:p>
          </table:table-cell>
          <table:table-cell table:number-columns-repeated="1022"/>
        </table:table-row>
        <table:table-row table:style-name="ro2">
          <table:table-cell office:value-type="string">
            <text:p>dååjrese</text:p>
          </table:table-cell>
          <table:table-cell office:value-type="string">
            <text:p>opplevels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alamadtje</text:p>
          </table:table-cell>
          <table:table-cell office:value-type="string">
            <text:p>økonomisk</text:p>
          </table:table-cell>
          <table:table-cell table:number-columns-repeated="1022"/>
        </table:table-row>
        <table:table-row table:style-name="ro2">
          <table:table-cell office:value-type="string">
            <text:p>ealamadtjevuekie</text:p>
          </table:table-cell>
          <table:table-cell office:value-type="string">
            <text:p>økonomisk betydning</text:p>
          </table:table-cell>
          <table:table-cell table:number-columns-repeated="1022"/>
        </table:table-row>
        <table:table-row table:style-name="ro2">
          <table:table-cell office:value-type="string">
            <text:p>eatname</text:p>
          </table:table-cell>
          <table:table-cell office:value-type="string">
            <text:p>jordklode</text:p>
          </table:table-cell>
          <table:table-cell table:number-columns-repeated="1022"/>
        </table:table-row>
        <table:table-row table:style-name="ro2">
          <table:table-cell office:value-type="string">
            <text:p>EE,Europan Ektiedimmie</text:p>
          </table:table-cell>
          <table:table-cell office:value-type="string">
            <text:p>EU –Europeiske Union</text:p>
          </table:table-cell>
          <table:table-cell table:number-columns-repeated="1022"/>
        </table:table-row>
        <table:table-row table:style-name="ro2">
          <table:table-cell office:value-type="string">
            <text:p>eeremasse</text:p>
          </table:table-cell>
          <table:table-cell office:value-type="string">
            <text:p>favoritt</text:p>
          </table:table-cell>
          <table:table-cell table:number-columns-repeated="1022"/>
        </table:table-row>
        <table:table-row table:style-name="ro2">
          <table:table-cell office:value-type="string">
            <text:p>ektiebarkoeprosjeekte</text:p>
          </table:table-cell>
          <table:table-cell office:value-type="string">
            <text:p>samarbeidsprosjekt</text:p>
          </table:table-cell>
          <table:table-cell table:number-columns-repeated="1022"/>
        </table:table-row>
        <table:table-row table:style-name="ro2">
          <table:table-cell office:value-type="string">
            <text:p>e-påaste,elektronihken påaste</text:p>
          </table:table-cell>
          <table:table-cell office:value-type="string">
            <text:p>e-post,elektronisk post</text:p>
          </table:table-cell>
          <table:table-cell table:number-columns-repeated="1022"/>
        </table:table-row>
        <table:table-row table:style-name="ro2">
          <table:table-cell office:value-type="string">
            <text:p>evtiedimmesdåarjoe</text:p>
          </table:table-cell>
          <table:table-cell office:value-type="string">
            <text:p>utviklingstilskudd</text:p>
          </table:table-cell>
          <table:table-cell table:number-columns-repeated="1022"/>
        </table:table-row>
        <table:table-row table:style-name="ro2">
          <table:table-cell office:value-type="string">
            <text:p>evtiedimmesfoente</text:p>
          </table:table-cell>
          <table:table-cell office:value-type="string">
            <text:p>utviklingsfond</text:p>
          </table:table-cell>
          <table:table-cell table:number-columns-repeated="1022"/>
        </table:table-row>
        <table:table-row table:style-name="ro2">
          <table:table-cell office:value-type="string">
            <text:p>Evtiedimmien krirrie,Evk</text:p>
          </table:table-cell>
          <table:table-cell office:value-type="string">
            <text:p>partiet ( fremskritts –partiet,Frp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ijle (daatafijle)</text:p>
          </table:table-cell>
          <table:table-cell office:value-type="string">
            <text:p>fil (datafil)</text:p>
          </table:table-cell>
          <table:table-cell table:number-columns-repeated="1022"/>
        </table:table-row>
        <table:table-row table:style-name="ro2">
          <table:table-cell office:value-type="string">
            <text:p>filme,jielijeguvvie</text:p>
          </table:table-cell>
          <table:table-cell office:value-type="string">
            <text:p>film,levende bilder</text:p>
          </table:table-cell>
          <table:table-cell table:number-columns-repeated="1022"/>
        </table:table-row>
        <table:table-row table:style-name="ro2">
          <table:table-cell office:value-type="string">
            <text:p>foente</text:p>
          </table:table-cell>
          <table:table-cell office:value-type="string">
            <text:p>fond</text:p>
          </table:table-cell>
          <table:table-cell table:number-columns-repeated="1022"/>
        </table:table-row>
        <table:table-row table:style-name="ro2">
          <table:table-cell office:value-type="string">
            <text:p>fuelhkienomme</text:p>
          </table:table-cell>
          <table:table-cell office:value-type="string">
            <text:p>etternavn</text:p>
          </table:table-cell>
          <table:table-cell table:number-columns-repeated="1022"/>
        </table:table-row>
        <table:table-row table:style-name="ro2">
          <table:table-cell office:value-type="string">
            <text:p>fylhke </text:p>
          </table:table-cell>
          <table:table-cell office:value-type="string">
            <text:p>fylke</text:p>
          </table:table-cell>
          <table:table-cell table:number-columns-repeated="1022"/>
        </table:table-row>
        <table:table-row table:style-name="ro2">
          <table:table-cell office:value-type="string">
            <text:p>faagetjaaleldahkh,faagelidteratuvre </text:p>
          </table:table-cell>
          <table:table-cell office:value-type="string">
            <text:p>faglitteratu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aertjiedidh</text:p>
          </table:table-cell>
          <table:table-cell office:value-type="string">
            <text:p>begrense</text:p>
          </table:table-cell>
          <table:table-cell table:number-columns-repeated="1022"/>
        </table:table-row>
        <table:table-row table:style-name="ro2">
          <table:table-cell office:value-type="string">
            <text:p>gaskehtalleme-sijjieh,soptsestalleme-sijjie </text:p>
          </table:table-cell>
          <table:table-cell office:value-type="string">
            <text:p>kommunikasjonsrom</text:p>
          </table:table-cell>
          <table:table-cell table:number-columns-repeated="1022"/>
        </table:table-row>
        <table:table-row table:style-name="ro2">
          <table:table-cell office:value-type="string">
            <text:p>gaskeviermie,internedte</text:p>
          </table:table-cell>
          <table:table-cell office:value-type="string">
            <text:p>internett</text:p>
          </table:table-cell>
          <table:table-cell table:number-columns-repeated="1022"/>
        </table:table-row>
        <table:table-row table:style-name="ro2">
          <table:table-cell office:value-type="string">
            <text:p>geahpanimmie</text:p>
          </table:table-cell>
          <table:table-cell office:value-type="string">
            <text:p>lettelse</text:p>
          </table:table-cell>
          <table:table-cell table:number-columns-repeated="1022"/>
        </table:table-row>
        <table:table-row table:style-name="ro2">
          <table:table-cell office:value-type="string">
            <text:p>geerve-ööhpehtimmie</text:p>
          </table:table-cell>
          <table:table-cell office:value-type="string">
            <text:p>voksenopplæring</text:p>
          </table:table-cell>
          <table:table-cell table:number-columns-repeated="1022"/>
        </table:table-row>
        <table:table-row table:style-name="ro2">
          <table:table-cell office:value-type="string">
            <text:p>gïehtelimmesdåarjoe</text:p>
          </table:table-cell>
          <table:table-cell office:value-type="string">
            <text:p>driftstilskudd</text:p>
          </table:table-cell>
          <table:table-cell table:number-columns-repeated="1022"/>
        </table:table-row>
        <table:table-row table:style-name="ro2">
          <table:table-cell office:value-type="string">
            <text:p>gïehtjelimmie</text:p>
          </table:table-cell>
          <table:table-cell office:value-type="string">
            <text:p>fristelse</text:p>
          </table:table-cell>
          <table:table-cell table:number-columns-repeated="1022"/>
        </table:table-row>
        <table:table-row table:style-name="ro2">
          <table:table-cell office:value-type="string">
            <text:p>gïelefealadimmie</text:p>
          </table:table-cell>
          <table:table-cell office:value-type="string">
            <text:p>språkreise</text:p>
          </table:table-cell>
          <table:table-cell table:number-columns-repeated="1022"/>
        </table:table-row>
        <table:table-row table:style-name="ro2">
          <table:table-cell office:value-type="string">
            <text:p>gïelelearoe</text:p>
          </table:table-cell>
          <table:table-cell office:value-type="string">
            <text:p>språklære</text:p>
          </table:table-cell>
          <table:table-cell table:number-columns-repeated="1022"/>
        </table:table-row>
        <table:table-row table:style-name="ro2">
          <table:table-cell office:value-type="string">
            <text:p>gïelemaahtoe</text:p>
          </table:table-cell>
          <table:table-cell office:value-type="string">
            <text:p>språkkunnskap</text:p>
          </table:table-cell>
          <table:table-cell table:number-columns-repeated="1022"/>
        </table:table-row>
        <table:table-row table:style-name="ro2">
          <table:table-cell office:value-type="string">
            <text:p>gïelereakta</text:p>
          </table:table-cell>
          <table:table-cell office:value-type="string">
            <text:p>språkrettighet</text:p>
          </table:table-cell>
          <table:table-cell table:number-columns-repeated="1022"/>
        </table:table-row>
        <table:table-row table:style-name="ro2">
          <table:table-cell office:value-type="string">
            <text:p>gïele-ööhpehtimmie</text:p>
          </table:table-cell>
          <table:table-cell office:value-type="string">
            <text:p>språkopplæring</text:p>
          </table:table-cell>
          <table:table-cell table:number-columns-repeated="1022"/>
        </table:table-row>
        <table:table-row table:style-name="ro2">
          <table:table-cell office:value-type="string">
            <text:p>giesiebarkoe</text:p>
          </table:table-cell>
          <table:table-cell office:value-type="string">
            <text:p>sommerjobb</text:p>
          </table:table-cell>
          <table:table-cell table:number-columns-repeated="1022"/>
        </table:table-row>
        <table:table-row table:style-name="ro2">
          <table:table-cell office:value-type="string">
            <text:p>gjøremål ïervemes</text:p>
          </table:table-cell>
          <table:table-cell office:value-type="string">
            <text:p>oppgave</text:p>
          </table:table-cell>
          <table:table-cell table:number-columns-repeated="1022"/>
        </table:table-row>
        <table:table-row table:style-name="ro2">
          <table:table-cell office:value-type="string">
            <text:p>goere</text:p>
          </table:table-cell>
          <table:table-cell office:value-type="string">
            <text:p>skjema</text:p>
          </table:table-cell>
          <table:table-cell table:number-columns-repeated="1022"/>
        </table:table-row>
        <table:table-row table:style-name="ro2">
          <table:table-cell office:value-type="string">
            <text:p>goerehtalleme</text:p>
          </table:table-cell>
          <table:table-cell office:value-type="string">
            <text:p>undersøkelse</text:p>
          </table:table-cell>
          <table:table-cell table:number-columns-repeated="1022"/>
        </table:table-row>
        <table:table-row table:style-name="ro2">
          <table:table-cell office:value-type="string">
            <text:p>goevtese</text:p>
          </table:table-cell>
          <table:table-cell office:value-type="string">
            <text:p>avdelning</text:p>
          </table:table-cell>
          <table:table-cell table:number-columns-repeated="1022"/>
        </table:table-row>
        <table:table-row table:style-name="ro2">
          <table:table-cell office:value-type="string">
            <text:p>goevtesedirektööre </text:p>
          </table:table-cell>
          <table:table-cell office:value-type="string">
            <text:p>avdelningsdirektør</text:p>
          </table:table-cell>
          <table:table-cell table:number-columns-repeated="1022"/>
        </table:table-row>
        <table:table-row table:style-name="ro2">
          <table:table-cell office:value-type="string">
            <text:p>govlehtallije</text:p>
          </table:table-cell>
          <table:table-cell office:value-type="string">
            <text:p>kontaktperson</text:p>
          </table:table-cell>
          <table:table-cell table:number-columns-repeated="1022"/>
        </table:table-row>
        <table:table-row table:style-name="ro2">
          <table:table-cell office:value-type="string">
            <text:p>guvvietjeahpoe</text:p>
          </table:table-cell>
          <table:table-cell office:value-type="string">
            <text:p>billedkunst</text:p>
          </table:table-cell>
          <table:table-cell table:number-columns-repeated="1022"/>
        </table:table-row>
        <table:table-row table:style-name="ro2">
          <table:table-cell office:value-type="string">
            <text:p>gyhtjelasse,- gyhtjelassh</text:p>
          </table:table-cell>
          <table:table-cell office:value-type="string">
            <text:p>spørsmål</text:p>
          </table:table-cell>
          <table:table-cell table:number-columns-repeated="1022"/>
        </table:table-row>
        <table:table-row table:style-name="ro2">
          <table:table-cell office:value-type="string">
            <text:p>gærjagåetie,biblijoteeke</text:p>
          </table:table-cell>
          <table:table-cell office:value-type="string">
            <text:p>bibliotek</text:p>
          </table:table-cell>
          <table:table-cell table:number-columns-repeated="1022"/>
        </table:table-row>
        <table:table-row table:style-name="ro2">
          <table:table-cell office:value-type="string">
            <text:p>gærjahsaernie -h</text:p>
          </table:table-cell>
          <table:table-cell office:value-type="string">
            <text:p>bokameldelse -r</text:p>
          </table:table-cell>
          <table:table-cell table:number-columns-repeated="1022"/>
        </table:table-row>
        <table:table-row table:style-name="ro2">
          <table:table-cell office:value-type="string">
            <text:p>gærjamïerhke</text:p>
          </table:table-cell>
          <table:table-cell office:value-type="string">
            <text:p>bokmerke</text:p>
          </table:table-cell>
          <table:table-cell table:number-columns-repeated="1022"/>
        </table:table-row>
        <table:table-row table:style-name="ro2">
          <table:table-cell office:value-type="string">
            <text:p>gærjareerije,biblijotekaarije</text:p>
          </table:table-cell>
          <table:table-cell office:value-type="string">
            <text:p>bibliotekar</text:p>
          </table:table-cell>
          <table:table-cell table:number-columns-repeated="1022"/>
        </table:table-row>
        <table:table-row table:style-name="ro2">
          <table:table-cell office:value-type="string">
            <text:p>gåassoehtæjja</text:p>
          </table:table-cell>
          <table:table-cell office:value-type="string">
            <text:p>servitør</text:p>
          </table:table-cell>
          <table:table-cell table:number-columns-repeated="1022"/>
        </table:table-row>
        <table:table-row table:style-name="ro2">
          <table:table-cell office:value-type="string">
            <text:p>gaahpode,rihpes </text:p>
          </table:table-cell>
          <table:table-cell office:value-type="string">
            <text:p>åpent</text:p>
          </table:table-cell>
          <table:table-cell table:number-columns-repeated="1022"/>
        </table:table-row>
        <table:table-row table:style-name="ro2">
          <table:table-cell office:value-type="string">
            <text:p>gaahpoebaelie,rihpebaelie</text:p>
          </table:table-cell>
          <table:table-cell office:value-type="string">
            <text:p>åpningstider</text:p>
          </table:table-cell>
          <table:table-cell table:number-columns-repeated="1022"/>
        </table:table-row>
        <table:table-row table:style-name="ro2">
          <table:table-cell office:value-type="string">
            <text:p>Gårroebielien krirrie,G</text:p>
          </table:table-cell>
          <table:table-cell office:value-type="string">
            <text:p>partiet (venstre,V)</text:p>
          </table:table-cell>
          <table:table-cell table:number-columns-repeated="1022"/>
        </table:table-row>
        <table:table-row table:style-name="ro2">
          <table:table-cell office:value-type="string">
            <text:p>gaatesjem</text:p>
          </table:table-cell>
          <table:table-cell office:value-type="string">
            <text:p>beklager„sorry“</text:p>
          </table:table-cell>
          <table:table-cell table:number-columns-repeated="1022"/>
        </table:table-row>
        <table:table-row table:style-name="ro2">
          <table:table-cell office:value-type="string">
            <text:p>gaatesjen</text:p>
          </table:table-cell>
          <table:table-cell office:value-type="string">
            <text:p>dessverr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ïeje,feestivale</text:p>
          </table:table-cell>
          <table:table-cell office:value-type="string">
            <text:p>,festival</text:p>
          </table:table-cell>
          <table:table-cell table:number-columns-repeated="1022"/>
        </table:table-row>
        <table:table-row table:style-name="ro2">
          <table:table-cell office:value-type="string">
            <text:p>histovrije</text:p>
          </table:table-cell>
          <table:table-cell office:value-type="string">
            <text:p>historie</text:p>
          </table:table-cell>
          <table:table-cell table:number-columns-repeated="1022"/>
        </table:table-row>
        <table:table-row table:style-name="ro2">
          <table:table-cell office:value-type="string">
            <text:p>hoksehtæjja,hoksije </text:p>
          </table:table-cell>
          <table:table-cell office:value-type="string">
            <text:p>omsorgspers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emeles</text:p>
          </table:table-cell>
          <table:table-cell office:value-type="string">
            <text:p>naturlig</text:p>
          </table:table-cell>
          <table:table-cell table:number-columns-repeated="1022"/>
        </table:table-row>
        <table:table-row table:style-name="ro2">
          <table:table-cell office:value-type="string">
            <text:p>ienteme</text:p>
          </table:table-cell>
          <table:table-cell office:value-type="string">
            <text:p>sysselsetting</text:p>
          </table:table-cell>
          <table:table-cell table:number-columns-repeated="1022"/>
        </table:table-row>
        <table:table-row table:style-name="ro2">
          <table:table-cell office:value-type="string">
            <text:p>ïervemes </text:p>
          </table:table-cell>
          <table:table-cell office:value-type="string">
            <text:p>gjøremål</text:p>
          </table:table-cell>
          <table:table-cell table:number-columns-repeated="1022"/>
        </table:table-row>
        <table:table-row table:style-name="ro2">
          <table:table-cell office:value-type="string">
            <text:p>Ii/eakan/eah båetieh</text:p>
          </table:table-cell>
          <table:table-cell office:value-type="string">
            <text:p>forfall (avbud)</text:p>
          </table:table-cell>
          <table:table-cell table:number-columns-repeated="1022"/>
        </table:table-row>
        <table:table-row table:style-name="ro2">
          <table:table-cell office:value-type="string">
            <text:p>ILO-konvensjovne</text:p>
          </table:table-cell>
          <table:table-cell office:value-type="string">
            <text:p>ILO - konvensjonen</text:p>
          </table:table-cell>
          <table:table-cell table:number-columns-repeated="1022"/>
        </table:table-row>
        <table:table-row table:style-name="ro2">
          <table:table-cell office:value-type="string">
            <text:p>interaktijve dïenesjh</text:p>
          </table:table-cell>
          <table:table-cell office:value-type="string">
            <text:p>interaktive tjeneste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rnge</text:p>
          </table:table-cell>
          <table:table-cell office:value-type="string">
            <text:p>senter</text:p>
          </table:table-cell>
          <table:table-cell table:number-columns-repeated="1022"/>
        </table:table-row>
        <table:table-row table:style-name="ro2">
          <table:table-cell office:value-type="string">
            <text:p>jieleme,jieliemasse </text:p>
          </table:table-cell>
          <table:table-cell office:value-type="string">
            <text:p>næring</text:p>
          </table:table-cell>
          <table:table-cell table:number-columns-repeated="1022"/>
        </table:table-row>
        <table:table-row table:style-name="ro2">
          <table:table-cell office:value-type="string">
            <text:p>jielemedåehkie,jieliemassedåehkie</text:p>
          </table:table-cell>
          <table:table-cell office:value-type="string">
            <text:p>næringsgruppe</text:p>
          </table:table-cell>
          <table:table-cell table:number-columns-repeated="1022"/>
        </table:table-row>
        <table:table-row table:style-name="ro2">
          <table:table-cell office:value-type="string">
            <text:p>jielemesbïevnese</text:p>
          </table:table-cell>
          <table:table-cell office:value-type="string">
            <text:p>næringsoppgave</text:p>
          </table:table-cell>
          <table:table-cell table:number-columns-repeated="1022"/>
        </table:table-row>
        <table:table-row table:style-name="ro2">
          <table:table-cell office:value-type="string">
            <text:p>jielemessjïehtesjimmie</text:p>
          </table:table-cell>
          <table:table-cell office:value-type="string">
            <text:p>næringstilpasning</text:p>
          </table:table-cell>
          <table:table-cell table:number-columns-repeated="1022"/>
        </table:table-row>
        <table:table-row table:style-name="ro2">
          <table:table-cell office:value-type="string">
            <text:p>jielemesåssjeles,jielemesåssjelh</text:p>
          </table:table-cell>
          <table:table-cell office:value-type="string">
            <text:p>næringsformål</text:p>
          </table:table-cell>
          <table:table-cell table:number-columns-repeated="1022"/>
        </table:table-row>
        <table:table-row table:style-name="ro2">
          <table:table-cell office:value-type="string">
            <text:p>jïevkehtimmie </text:p>
          </table:table-cell>
          <table:table-cell office:value-type="string">
            <text:p>rytme</text:p>
          </table:table-cell>
          <table:table-cell table:number-columns-repeated="1022"/>
        </table:table-row>
        <table:table-row table:style-name="ro2">
          <table:table-cell office:value-type="string">
            <text:p>jïjtjesyjhtehts</text:p>
          </table:table-cell>
          <table:table-cell office:value-type="string">
            <text:p>frivillig</text:p>
          </table:table-cell>
          <table:table-cell table:number-columns-repeated="1022"/>
        </table:table-row>
        <table:table-row table:style-name="ro2">
          <table:table-cell office:value-type="string">
            <text:p>jïjtsebïevnese</text:p>
          </table:table-cell>
          <table:table-cell office:value-type="string">
            <text:p>selvangivelse</text:p>
          </table:table-cell>
          <table:table-cell table:number-columns-repeated="1022"/>
        </table:table-row>
        <table:table-row table:style-name="ro2">
          <table:table-cell office:value-type="string">
            <text:p>joejtehtse,joejtehtimmie</text:p>
          </table:table-cell>
          <table:table-cell office:value-type="string">
            <text:p>anklage</text:p>
          </table:table-cell>
          <table:table-cell table:number-columns-repeated="1022"/>
        </table:table-row>
        <table:table-row table:style-name="ro2">
          <table:table-cell office:value-type="string">
            <text:p>jorkese</text:p>
          </table:table-cell>
          <table:table-cell office:value-type="string">
            <text:p>reform</text:p>
          </table:table-cell>
          <table:table-cell table:number-columns-repeated="1022"/>
        </table:table-row>
        <table:table-row table:style-name="ro2">
          <table:table-cell office:value-type="string">
            <text:p>jorkesidh</text:p>
          </table:table-cell>
          <table:table-cell office:value-type="string">
            <text:p>reformere</text:p>
          </table:table-cell>
          <table:table-cell table:number-columns-repeated="1022"/>
        </table:table-row>
        <table:table-row table:style-name="ro2">
          <table:table-cell office:value-type="string">
            <text:p>jåarhkeskuvle</text:p>
          </table:table-cell>
          <table:table-cell office:value-type="string">
            <text:p>videregående skole</text:p>
          </table:table-cell>
          <table:table-cell table:number-columns-repeated="1022"/>
        </table:table-row>
        <table:table-row table:style-name="ro2">
          <table:table-cell office:value-type="string">
            <text:p>jåarhke-ööhpehtasse </text:p>
          </table:table-cell>
          <table:table-cell office:value-type="string">
            <text:p>vidergående opplæring</text:p>
          </table:table-cell>
          <table:table-cell table:number-columns-repeated="1022"/>
        </table:table-row>
        <table:table-row table:style-name="ro2">
          <table:table-cell office:value-type="string">
            <text:p>jårrehdehtedh</text:p>
          </table:table-cell>
          <table:table-cell office:value-type="string">
            <text:p>danse (føre dansen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inove</text:p>
          </table:table-cell>
          <table:table-cell office:value-type="string">
            <text:p>kino</text:p>
          </table:table-cell>
          <table:table-cell table:number-columns-repeated="1022"/>
        </table:table-row>
        <table:table-row table:style-name="ro2">
          <table:table-cell office:value-type="string">
            <text:p>kontovre</text:p>
          </table:table-cell>
          <table:table-cell office:value-type="string">
            <text:p>kontor</text:p>
          </table:table-cell>
          <table:table-cell table:number-columns-repeated="1022"/>
        </table:table-row>
        <table:table-row table:style-name="ro2">
          <table:table-cell office:value-type="string">
            <text:p>kontovrebarkije</text:p>
          </table:table-cell>
          <table:table-cell office:value-type="string">
            <text:p>kontorist</text:p>
          </table:table-cell>
          <table:table-cell table:number-columns-repeated="1022"/>
        </table:table-row>
        <table:table-row table:style-name="ro2">
          <table:table-cell office:value-type="string">
            <text:p>kontovreåejvie</text:p>
          </table:table-cell>
          <table:table-cell office:value-type="string">
            <text:p>kontorleder</text:p>
          </table:table-cell>
          <table:table-cell table:number-columns-repeated="1022"/>
        </table:table-row>
        <table:table-row table:style-name="ro2">
          <table:table-cell office:value-type="string">
            <text:p>krirrie</text:p>
          </table:table-cell>
          <table:table-cell office:value-type="string">
            <text:p>parti (politisk)</text:p>
          </table:table-cell>
          <table:table-cell table:number-columns-repeated="1022"/>
        </table:table-row>
        <table:table-row table:style-name="ro2">
          <table:table-cell office:value-type="string">
            <text:p>Kristegassjhbielien krirrie,KrG</text:p>
          </table:table-cell>
          <table:table-cell office:value-type="string">
            <text:p>parti (Kristelig Folkeparti KrF)</text:p>
          </table:table-cell>
          <table:table-cell table:number-columns-repeated="1022"/>
        </table:table-row>
        <table:table-row table:style-name="ro2">
          <table:table-cell office:value-type="string">
            <text:p>kraannasgïele </text:p>
          </table:table-cell>
          <table:table-cell office:value-type="string">
            <text:p>nabospråk</text:p>
          </table:table-cell>
          <table:table-cell table:number-columns-repeated="1022"/>
        </table:table-row>
        <table:table-row table:style-name="ro2">
          <table:table-cell office:value-type="string">
            <text:p>kultuvre</text:p>
          </table:table-cell>
          <table:table-cell office:value-type="string">
            <text:p>kultur</text:p>
          </table:table-cell>
          <table:table-cell table:number-columns-repeated="1022"/>
        </table:table-row>
        <table:table-row table:style-name="ro2">
          <table:table-cell office:value-type="string">
            <text:p>kultuvrejarnge</text:p>
          </table:table-cell>
          <table:table-cell office:value-type="string">
            <text:p>kultursenter</text:p>
          </table:table-cell>
          <table:table-cell table:number-columns-repeated="1022"/>
        </table:table-row>
        <table:table-row table:style-name="ro2">
          <table:table-cell office:value-type="string">
            <text:p>kultuvre-åejvie</text:p>
          </table:table-cell>
          <table:table-cell office:value-type="string">
            <text:p>kultursjef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aeviehtidh</text:p>
          </table:table-cell>
          <table:table-cell office:value-type="string">
            <text:p>bevilge</text:p>
          </table:table-cell>
          <table:table-cell table:number-columns-repeated="1022"/>
        </table:table-row>
        <table:table-row table:style-name="ro2">
          <table:table-cell office:value-type="string">
            <text:p>learoe</text:p>
          </table:table-cell>
          <table:table-cell office:value-type="string">
            <text:p>lære</text:p>
          </table:table-cell>
          <table:table-cell table:number-columns-repeated="1022"/>
        </table:table-row>
        <table:table-row table:style-name="ro2">
          <table:table-cell office:value-type="string">
            <text:p>learohke</text:p>
          </table:table-cell>
          <table:table-cell office:value-type="string">
            <text:p>lærling</text:p>
          </table:table-cell>
          <table:table-cell table:number-columns-repeated="1022"/>
        </table:table-row>
        <table:table-row table:style-name="ro2">
          <table:table-cell office:value-type="string">
            <text:p>learohke </text:p>
          </table:table-cell>
          <table:table-cell office:value-type="string">
            <text:p>disippel</text:p>
          </table:table-cell>
          <table:table-cell table:number-columns-repeated="1022"/>
        </table:table-row>
        <table:table-row table:style-name="ro2">
          <table:table-cell office:value-type="string">
            <text:p>learohke </text:p>
          </table:table-cell>
          <table:table-cell office:value-type="string">
            <text:p>elev</text:p>
          </table:table-cell>
          <table:table-cell table:number-columns-repeated="1022"/>
        </table:table-row>
        <table:table-row table:style-name="ro2">
          <table:table-cell office:value-type="string">
            <text:p>leekedimmiegåetie </text:p>
          </table:table-cell>
          <table:table-cell office:value-type="string">
            <text:p>slakteri</text:p>
          </table:table-cell>
          <table:table-cell table:number-columns-repeated="1022"/>
        </table:table-row>
        <table:table-row table:style-name="ro2">
          <table:table-cell office:value-type="string">
            <text:p>leekedæjja</text:p>
          </table:table-cell>
          <table:table-cell office:value-type="string">
            <text:p>slakter</text:p>
          </table:table-cell>
          <table:table-cell table:number-columns-repeated="1022"/>
        </table:table-row>
        <table:table-row table:style-name="ro2">
          <table:table-cell office:value-type="string">
            <text:p>leene</text:p>
          </table:table-cell>
          <table:table-cell office:value-type="string">
            <text:p>län (svensk)</text:p>
          </table:table-cell>
          <table:table-cell table:number-columns-repeated="1022"/>
        </table:table-row>
        <table:table-row table:style-name="ro2">
          <table:table-cell office:value-type="string">
            <text:p>leeneståvroe</text:p>
          </table:table-cell>
          <table:table-cell office:value-type="string">
            <text:p>länsstyrelse</text:p>
          </table:table-cell>
          <table:table-cell table:number-columns-repeated="1022"/>
        </table:table-row>
        <table:table-row table:style-name="ro2">
          <table:table-cell office:value-type="string">
            <text:p>liereme</text:p>
          </table:table-cell>
          <table:table-cell office:value-type="string">
            <text:p>læring</text:p>
          </table:table-cell>
          <table:table-cell table:number-columns-repeated="1022"/>
        </table:table-row>
        <table:table-row table:style-name="ro2">
          <table:table-cell office:value-type="string">
            <text:p>lissiebarkoe,lijkiebarkoe</text:p>
          </table:table-cell>
          <table:table-cell office:value-type="string">
            <text:p>ekstrajobb</text:p>
          </table:table-cell>
          <table:table-cell table:number-columns-repeated="1022"/>
        </table:table-row>
        <table:table-row table:style-name="ro2">
          <table:table-cell office:value-type="string">
            <text:p>lissie-byjjehtimmie -h</text:p>
          </table:table-cell>
          <table:table-cell office:value-type="string">
            <text:p>tileggsopplysning <text:s/>-er</text:p>
          </table:table-cell>
          <table:table-cell table:number-columns-repeated="1022"/>
        </table:table-row>
        <table:table-row table:style-name="ro2">
          <table:table-cell office:value-type="string">
            <text:p>lïtnje,baalkånge</text:p>
          </table:table-cell>
          <table:table-cell office:value-type="string">
            <text:p>balkong</text:p>
          </table:table-cell>
          <table:table-cell table:number-columns-repeated="1022"/>
        </table:table-row>
        <table:table-row table:style-name="ro2">
          <table:table-cell office:value-type="string">
            <text:p>lohkehtimmie</text:p>
          </table:table-cell>
          <table:table-cell office:value-type="string">
            <text:p>undervisning (i skolen)</text:p>
          </table:table-cell>
          <table:table-cell table:number-columns-repeated="1022"/>
        </table:table-row>
        <table:table-row table:style-name="ro2">
          <table:table-cell office:value-type="string">
            <text:p>lohkehtimmiejarnge</text:p>
          </table:table-cell>
          <table:table-cell office:value-type="string">
            <text:p>læringssenter</text:p>
          </table:table-cell>
          <table:table-cell table:number-columns-repeated="1022"/>
        </table:table-row>
        <table:table-row table:style-name="ro2">
          <table:table-cell office:value-type="string">
            <text:p>lohkeme</text:p>
          </table:table-cell>
          <table:table-cell office:value-type="string">
            <text:p>studie</text:p>
          </table:table-cell>
          <table:table-cell table:number-columns-repeated="1022"/>
        </table:table-row>
        <table:table-row table:style-name="ro2">
          <table:table-cell office:value-type="string">
            <text:p>lohkemeboelhke</text:p>
          </table:table-cell>
          <table:table-cell office:value-type="string">
            <text:p>lesestykke</text:p>
          </table:table-cell>
          <table:table-cell table:number-columns-repeated="1022"/>
        </table:table-row>
        <table:table-row table:style-name="ro2">
          <table:table-cell office:value-type="string">
            <text:p>læjkodh </text:p>
          </table:table-cell>
          <table:table-cell office:value-type="string">
            <text:p>avsette (midler)</text:p>
          </table:table-cell>
          <table:table-cell table:number-columns-repeated="1022"/>
        </table:table-row>
        <table:table-row table:style-name="ro2">
          <table:table-cell office:value-type="string">
            <text:p>låhkoe</text:p>
          </table:table-cell>
          <table:table-cell office:value-type="string">
            <text:p>opplag</text:p>
          </table:table-cell>
          <table:table-cell table:number-columns-repeated="1022"/>
        </table:table-row>
        <table:table-row table:style-name="ro2">
          <table:table-cell office:value-type="string">
            <text:p>låhkoe</text:p>
          </table:table-cell>
          <table:table-cell office:value-type="string">
            <text:p>poeng (tall)</text:p>
          </table:table-cell>
          <table:table-cell table:number-columns-repeated="1022"/>
        </table:table-row>
        <table:table-row table:style-name="ro2">
          <table:table-cell office:value-type="string">
            <text:p>låhkoe </text:p>
          </table:table-cell>
          <table:table-cell office:value-type="string">
            <text:p>utgave</text:p>
          </table:table-cell>
          <table:table-cell table:number-columns-repeated="1022"/>
        </table:table-row>
        <table:table-row table:style-name="ro2">
          <table:table-cell office:value-type="string">
            <text:p>laantereakta</text:p>
          </table:table-cell>
          <table:table-cell office:value-type="string">
            <text:p>rett (til land,landrett)</text:p>
          </table:table-cell>
          <table:table-cell table:number-columns-repeated="1022"/>
        </table:table-row>
        <table:table-row table:style-name="ro2">
          <table:table-cell office:value-type="string">
            <text:p>laavenjasse/ - laavenjassh</text:p>
          </table:table-cell>
          <table:table-cell office:value-type="string">
            <text:p>gruppeoppgave/ -r</text:p>
          </table:table-cell>
          <table:table-cell table:number-columns-repeated="1022"/>
        </table:table-row>
        <table:table-row table:style-name="ro2">
          <table:table-cell office:value-type="string">
            <text:p>laavenjasse/ - laavenjassh </text:p>
          </table:table-cell>
          <table:table-cell office:value-type="string">
            <text:p>samarbeidsoppgave/ - r</text:p>
          </table:table-cell>
          <table:table-cell table:number-columns-repeated="1022"/>
        </table:table-row>
        <table:table-row table:style-name="ro2">
          <table:table-cell office:value-type="string">
            <text:p>laavenjesgujmie</text:p>
          </table:table-cell>
          <table:table-cell office:value-type="string">
            <text:p>samarbeidspartner</text:p>
          </table:table-cell>
          <table:table-cell table:number-columns-repeated="1022"/>
        </table:table-row>
        <table:table-row table:style-name="ro2">
          <table:table-cell office:value-type="string">
            <text:p>laavenjesgujmie </text:p>
          </table:table-cell>
          <table:table-cell office:value-type="string">
            <text:p>kollega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atadalledh</text:p>
          </table:table-cell>
          <table:table-cell office:value-type="string">
            <text:p>manøvrere</text:p>
          </table:table-cell>
          <table:table-cell table:number-columns-repeated="1022"/>
        </table:table-row>
        <table:table-row table:style-name="ro2">
          <table:table-cell office:value-type="string">
            <text:p>meatan </text:p>
          </table:table-cell>
          <table:table-cell office:value-type="string">
            <text:p>tilstede (f.eks på møte)</text:p>
          </table:table-cell>
          <table:table-cell table:number-columns-repeated="1022"/>
        </table:table-row>
        <table:table-row table:style-name="ro2">
          <table:table-cell office:value-type="string">
            <text:p>meedija</text:p>
          </table:table-cell>
          <table:table-cell office:value-type="string">
            <text:p>media</text:p>
          </table:table-cell>
          <table:table-cell table:number-columns-repeated="1022"/>
        </table:table-row>
        <table:table-row table:style-name="ro2">
          <table:table-cell office:value-type="string">
            <text:p>meedija-bietskh</text:p>
          </table:table-cell>
          <table:table-cell office:value-type="string">
            <text:p>mediaklipp</text:p>
          </table:table-cell>
          <table:table-cell table:number-columns-repeated="1022"/>
        </table:table-row>
        <table:table-row table:style-name="ro2">
          <table:table-cell office:value-type="string">
            <text:p>miehtjiejieleme</text:p>
          </table:table-cell>
          <table:table-cell office:value-type="string">
            <text:p>utmarksnæring</text:p>
          </table:table-cell>
          <table:table-cell table:number-columns-repeated="1022"/>
        </table:table-row>
        <table:table-row table:style-name="ro2">
          <table:table-cell office:value-type="string">
            <text:p>mierie</text:p>
          </table:table-cell>
          <table:table-cell office:value-type="string">
            <text:p>ramme</text:p>
          </table:table-cell>
          <table:table-cell table:number-columns-repeated="1022"/>
        </table:table-row>
        <table:table-row table:style-name="ro2">
          <table:table-cell office:value-type="string">
            <text:p>mieriestidh</text:p>
          </table:table-cell>
          <table:table-cell office:value-type="string">
            <text:p>ramme inn (bilde)</text:p>
          </table:table-cell>
          <table:table-cell table:number-columns-repeated="1022"/>
        </table:table-row>
        <table:table-row table:style-name="ro2">
          <table:table-cell office:value-type="string">
            <text:p>mïetege,lööneme</text:p>
          </table:table-cell>
          <table:table-cell office:value-type="string">
            <text:p>lån</text:p>
          </table:table-cell>
          <table:table-cell table:number-columns-repeated="1022"/>
        </table:table-row>
        <table:table-row table:style-name="ro2">
          <table:table-cell office:value-type="string">
            <text:p>mijjen vuesiehtimmie </text:p>
          </table:table-cell>
          <table:table-cell office:value-type="string">
            <text:p>vår referanse</text:p>
          </table:table-cell>
          <table:table-cell table:number-columns-repeated="1022"/>
        </table:table-row>
        <table:table-row table:style-name="ro2">
          <table:table-cell office:value-type="string">
            <text:p>moene ( misse moene disse) </text:p>
          </table:table-cell>
          <table:table-cell office:value-type="string">
            <text:p>poeng (hva er poenget)</text:p>
          </table:table-cell>
          <table:table-cell table:number-columns-repeated="1022"/>
        </table:table-row>
        <table:table-row table:style-name="ro2">
          <table:table-cell office:value-type="string">
            <text:p>molsehth barkoeh</text:p>
          </table:table-cell>
          <table:table-cell office:value-type="string">
            <text:p>alternative jobber</text:p>
          </table:table-cell>
          <table:table-cell table:number-columns-repeated="1022"/>
        </table:table-row>
        <table:table-row table:style-name="ro2">
          <table:table-cell office:value-type="string">
            <text:p>molsehth-laakan</text:p>
          </table:table-cell>
          <table:table-cell office:value-type="string">
            <text:p>alternativ –t</text:p>
          </table:table-cell>
          <table:table-cell table:number-columns-repeated="1022"/>
        </table:table-row>
        <table:table-row table:style-name="ro2">
          <table:table-cell office:value-type="string">
            <text:p>mubpie åejvie</text:p>
          </table:table-cell>
          <table:table-cell office:value-type="string">
            <text:p>nestleder</text:p>
          </table:table-cell>
          <table:table-cell table:number-columns-repeated="1022"/>
        </table:table-row>
        <table:table-row table:style-name="ro2">
          <table:table-cell office:value-type="string">
            <text:p>murhkie</text:p>
          </table:table-cell>
          <table:table-cell office:value-type="string">
            <text:p>snarvei</text:p>
          </table:table-cell>
          <table:table-cell table:number-columns-repeated="1022"/>
        </table:table-row>
        <table:table-row table:style-name="ro2">
          <table:table-cell office:value-type="string">
            <text:p>musigke</text:p>
          </table:table-cell>
          <table:table-cell office:value-type="string">
            <text:p>musikk</text:p>
          </table:table-cell>
          <table:table-cell table:number-columns-repeated="1022"/>
        </table:table-row>
        <table:table-row table:style-name="ro2">
          <table:table-cell office:value-type="string">
            <text:p>maabpesysteme</text:p>
          </table:table-cell>
          <table:table-cell office:value-type="string">
            <text:p>mappesystem</text:p>
          </table:table-cell>
          <table:table-cell table:number-columns-repeated="1022"/>
        </table:table-row>
        <table:table-row table:style-name="ro2">
          <table:table-cell office:value-type="string">
            <text:p>maadthfaage</text:p>
          </table:table-cell>
          <table:table-cell office:value-type="string">
            <text:p>grunnfag</text:p>
          </table:table-cell>
          <table:table-cell table:number-columns-repeated="1022"/>
        </table:table-row>
        <table:table-row table:style-name="ro2">
          <table:table-cell office:value-type="string">
            <text:p>maadthfaage-lohkeme </text:p>
          </table:table-cell>
          <table:table-cell office:value-type="string">
            <text:p>grunnfagsstudium</text:p>
          </table:table-cell>
          <table:table-cell table:number-columns-repeated="1022"/>
        </table:table-row>
        <table:table-row table:style-name="ro2">
          <table:table-cell office:value-type="string">
            <text:p>maadthjieleme</text:p>
          </table:table-cell>
          <table:table-cell office:value-type="string">
            <text:p>primærnæring</text:p>
          </table:table-cell>
          <table:table-cell table:number-columns-repeated="1022"/>
        </table:table-row>
        <table:table-row table:style-name="ro2">
          <table:table-cell office:value-type="string">
            <text:p>maadthlaake,-laage</text:p>
          </table:table-cell>
          <table:table-cell office:value-type="string">
            <text:p>grunnlov</text:p>
          </table:table-cell>
          <table:table-cell table:number-columns-repeated="1022"/>
        </table:table-row>
        <table:table-row table:style-name="ro2">
          <table:table-cell office:value-type="string">
            <text:p>maahtoe</text:p>
          </table:table-cell>
          <table:table-cell office:value-type="string">
            <text:p>kompetanse</text:p>
          </table:table-cell>
          <table:table-cell table:number-columns-repeated="1022"/>
        </table:table-row>
        <table:table-row table:style-name="ro2">
          <table:table-cell office:value-type="string">
            <text:p>maajhööhpehtimmie</text:p>
          </table:table-cell>
          <table:table-cell office:value-type="string">
            <text:p>fjernundervisning</text:p>
          </table:table-cell>
          <table:table-cell table:number-columns-repeated="1022"/>
        </table:table-row>
        <table:table-row table:style-name="ro2">
          <table:table-cell office:value-type="string">
            <text:p>maaksoesoejkesje maaksemes-soejkesje </text:p>
          </table:table-cell>
          <table:table-cell office:value-type="string">
            <text:p>betalingspla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edtebielie,nedtesæjroe</text:p>
          </table:table-cell>
          <table:table-cell office:value-type="string">
            <text:p>nettside</text:p>
          </table:table-cell>
          <table:table-cell table:number-columns-repeated="1022"/>
        </table:table-row>
        <table:table-row table:style-name="ro2">
          <table:table-cell office:value-type="string">
            <text:p>nedtesijjie,viermiesijjie</text:p>
          </table:table-cell>
          <table:table-cell office:value-type="string">
            <text:p>nettsted</text:p>
          </table:table-cell>
          <table:table-cell table:number-columns-repeated="1022"/>
        </table:table-row>
        <table:table-row table:style-name="ro2">
          <table:table-cell office:value-type="string">
            <text:p>nedtevihte</text:p>
          </table:table-cell>
          <table:table-cell office:value-type="string">
            <text:p>nettvett</text:p>
          </table:table-cell>
          <table:table-cell table:number-columns-repeated="1022"/>
        </table:table-row>
        <table:table-row table:style-name="ro2">
          <table:table-cell office:value-type="string">
            <text:p>nedtevihtenjoelkedassh</text:p>
          </table:table-cell>
          <table:table-cell office:value-type="string">
            <text:p>nettvettregler</text:p>
          </table:table-cell>
          <table:table-cell table:number-columns-repeated="1022"/>
        </table:table-row>
        <table:table-row table:style-name="ro2">
          <table:table-cell office:value-type="string">
            <text:p>nïekedidh,njïekedidh</text:p>
          </table:table-cell>
          <table:table-cell office:value-type="string">
            <text:p>drømme,fantasere</text:p>
          </table:table-cell>
          <table:table-cell table:number-columns-repeated="1022"/>
        </table:table-row>
        <table:table-row table:style-name="ro2">
          <table:table-cell office:value-type="string">
            <text:p>nïekedidh,njïekedidh</text:p>
          </table:table-cell>
          <table:table-cell office:value-type="string">
            <text:p>fantasere,drømme</text:p>
          </table:table-cell>
          <table:table-cell table:number-columns-repeated="1022"/>
        </table:table-row>
        <table:table-row table:style-name="ro2">
          <table:table-cell office:value-type="string">
            <text:p>nïekeds,nïekedasse</text:p>
          </table:table-cell>
          <table:table-cell office:value-type="string">
            <text:p>drøm,fantasi</text:p>
          </table:table-cell>
          <table:table-cell table:number-columns-repeated="1022"/>
        </table:table-row>
        <table:table-row table:style-name="ro2">
          <table:table-cell office:value-type="string">
            <text:p>nïekeds,nïekedasse </text:p>
          </table:table-cell>
          <table:table-cell office:value-type="string">
            <text:p>fantasi,drøm</text:p>
          </table:table-cell>
          <table:table-cell table:number-columns-repeated="1022"/>
        </table:table-row>
        <table:table-row table:style-name="ro2">
          <table:table-cell office:value-type="string">
            <text:p>njieptjie </text:p>
          </table:table-cell>
          <table:table-cell office:value-type="string">
            <text:p>trinn</text:p>
          </table:table-cell>
          <table:table-cell table:number-columns-repeated="1022"/>
        </table:table-row>
        <table:table-row table:style-name="ro2">
          <table:table-cell office:value-type="string">
            <text:p>noerisiebrie,noeri-åårganisasjovne</text:p>
          </table:table-cell>
          <table:table-cell office:value-type="string">
            <text:p>ungdomsorganisasjon</text:p>
          </table:table-cell>
          <table:table-cell table:number-columns-repeated="1022"/>
        </table:table-row>
        <table:table-row table:style-name="ro2">
          <table:table-cell office:value-type="string">
            <text:p>norve</text:p>
          </table:table-cell>
          <table:table-cell office:value-type="string">
            <text:p>misfornøyd (en som er m..) sub</text:p>
          </table:table-cell>
          <table:table-cell table:number-columns-repeated="1022"/>
        </table:table-row>
        <table:table-row table:style-name="ro2">
          <table:table-cell office:value-type="string">
            <text:p>notaate</text:p>
          </table:table-cell>
          <table:table-cell office:value-type="string">
            <text:p>notat</text:p>
          </table:table-cell>
          <table:table-cell table:number-columns-repeated="1022"/>
        </table:table-row>
        <table:table-row table:style-name="ro2">
          <table:table-cell office:value-type="string">
            <text:p>nov gujht maaje </text:p>
          </table:table-cell>
          <table:table-cell office:value-type="string">
            <text:p>riktig (ganske riktig)</text:p>
          </table:table-cell>
          <table:table-cell table:number-columns-repeated="1022"/>
        </table:table-row>
        <table:table-row table:style-name="ro2">
          <table:table-cell office:value-type="string">
            <text:p>nov gujht maaje <text:s/></text:p>
          </table:table-cell>
          <table:table-cell office:value-type="string">
            <text:p>sant ( sant nok)</text:p>
          </table:table-cell>
          <table:table-cell table:number-columns-repeated="1022"/>
        </table:table-row>
        <table:table-row table:style-name="ro2">
          <table:table-cell office:value-type="string">
            <text:p>nöörjen barkoebielien krirrie</text:p>
          </table:table-cell>
          <table:table-cell office:value-type="string">
            <text:p>partiet (Arbeiderpartiet)</text:p>
          </table:table-cell>
          <table:table-cell table:number-columns-repeated="1022"/>
        </table:table-row>
        <table:table-row table:style-name="ro2">
          <table:table-cell office:value-type="string">
            <text:p>Nöörjen Båatsoe Rijhkesiebrie (NBR)</text:p>
          </table:table-cell>
          <table:table-cell office:value-type="string">
            <text:p>Norske Reindriftssamers <text:s/>Landsforbund (NRL)</text:p>
          </table:table-cell>
          <table:table-cell table:number-columns-repeated="1022"/>
        </table:table-row>
        <table:table-row table:style-name="ro2">
          <table:table-cell office:value-type="string">
            <text:p>naasjovneles </text:p>
          </table:table-cell>
          <table:table-cell office:value-type="string">
            <text:p>nasjonal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bjeekte -h </text:p>
          </table:table-cell>
          <table:table-cell office:value-type="string">
            <text:p>objekt</text:p>
          </table:table-cell>
          <table:table-cell table:number-columns-repeated="1022"/>
        </table:table-row>
        <table:table-row table:style-name="ro2">
          <table:table-cell office:value-type="string">
            <text:p>ohtseme,syökeme</text:p>
          </table:table-cell>
          <table:table-cell office:value-type="string">
            <text:p>søknad</text:p>
          </table:table-cell>
          <table:table-cell table:number-columns-repeated="1022"/>
        </table:table-row>
        <table:table-row table:style-name="ro2">
          <table:table-cell office:value-type="string">
            <text:p>ohtsemeraaje</text:p>
          </table:table-cell>
          <table:table-cell office:value-type="string">
            <text:p>søknadsfrist</text:p>
          </table:table-cell>
          <table:table-cell table:number-columns-repeated="1022"/>
        </table:table-row>
        <table:table-row table:style-name="ro2">
          <table:table-cell office:value-type="string">
            <text:p>ohtsije,syökije</text:p>
          </table:table-cell>
          <table:table-cell office:value-type="string">
            <text:p>søker (person)</text:p>
          </table:table-cell>
          <table:table-cell table:number-columns-repeated="1022"/>
        </table:table-row>
        <table:table-row table:style-name="ro2">
          <table:table-cell office:value-type="string">
            <text:p>orrestahteme</text:p>
          </table:table-cell>
          <table:table-cell office:value-type="string">
            <text:p>oppdater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lehtie,öörnege</text:p>
          </table:table-cell>
          <table:table-cell office:value-type="string">
            <text:p>plassering</text:p>
          </table:table-cell>
          <table:table-cell table:number-columns-repeated="1022"/>
        </table:table-row>
        <table:table-row table:style-name="ro2">
          <table:table-cell office:value-type="string">
            <text:p>politihke,politigke</text:p>
          </table:table-cell>
          <table:table-cell office:value-type="string">
            <text:p>politikk</text:p>
          </table:table-cell>
          <table:table-cell table:number-columns-repeated="1022"/>
        </table:table-row>
        <table:table-row table:style-name="ro2">
          <table:table-cell office:value-type="string">
            <text:p>politihkere,politigkere </text:p>
          </table:table-cell>
          <table:table-cell office:value-type="string">
            <text:p>politiker</text:p>
          </table:table-cell>
          <table:table-cell table:number-columns-repeated="1022"/>
        </table:table-row>
        <table:table-row table:style-name="ro2">
          <table:table-cell office:value-type="string">
            <text:p>preessebïevnese</text:p>
          </table:table-cell>
          <table:table-cell office:value-type="string">
            <text:p>pressemelding</text:p>
          </table:table-cell>
          <table:table-cell table:number-columns-repeated="1022"/>
        </table:table-row>
        <table:table-row table:style-name="ro2">
          <table:table-cell office:value-type="string">
            <text:p>prïhtjh-gåetie</text:p>
          </table:table-cell>
          <table:table-cell office:value-type="string">
            <text:p>café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aerije,raeriestæjja</text:p>
          </table:table-cell>
          <table:table-cell office:value-type="string">
            <text:p>rådgiver</text:p>
          </table:table-cell>
          <table:table-cell table:number-columns-repeated="1022"/>
        </table:table-row>
        <table:table-row table:style-name="ro2">
          <table:table-cell office:value-type="string">
            <text:p>reakta eatnamasse tjaatsan </text:p>
          </table:table-cell>
          <table:table-cell office:value-type="string">
            <text:p>rett (til land og vann)</text:p>
          </table:table-cell>
          <table:table-cell table:number-columns-repeated="1022"/>
        </table:table-row>
        <table:table-row table:style-name="ro2">
          <table:table-cell office:value-type="string">
            <text:p>reaktah </text:p>
          </table:table-cell>
          <table:table-cell office:value-type="string">
            <text:p>rettigheter</text:p>
          </table:table-cell>
          <table:table-cell table:number-columns-repeated="1022"/>
        </table:table-row>
        <table:table-row table:style-name="ro2">
          <table:table-cell office:value-type="string">
            <text:p>reegijovneles</text:p>
          </table:table-cell>
          <table:table-cell office:value-type="string">
            <text:p>regionalt</text:p>
          </table:table-cell>
          <table:table-cell table:number-columns-repeated="1022"/>
        </table:table-row>
        <table:table-row table:style-name="ro2">
          <table:table-cell office:value-type="string">
            <text:p>reeredh</text:p>
          </table:table-cell>
          <table:table-cell office:value-type="string">
            <text:p>administrere</text:p>
          </table:table-cell>
          <table:table-cell table:number-columns-repeated="1022"/>
        </table:table-row>
        <table:table-row table:style-name="ro2">
          <table:table-cell office:value-type="string">
            <text:p>reeredh,stuvredh</text:p>
          </table:table-cell>
          <table:table-cell office:value-type="string">
            <text:p>forvalte</text:p>
          </table:table-cell>
          <table:table-cell table:number-columns-repeated="1022"/>
        </table:table-row>
        <table:table-row table:style-name="ro2">
          <table:table-cell office:value-type="string">
            <text:p>reereme</text:p>
          </table:table-cell>
          <table:table-cell office:value-type="string">
            <text:p>administrasjon</text:p>
          </table:table-cell>
          <table:table-cell table:number-columns-repeated="1022"/>
        </table:table-row>
        <table:table-row table:style-name="ro2">
          <table:table-cell office:value-type="string">
            <text:p>reereme</text:p>
          </table:table-cell>
          <table:table-cell office:value-type="string">
            <text:p>forvaltning</text:p>
          </table:table-cell>
          <table:table-cell table:number-columns-repeated="1022"/>
        </table:table-row>
        <table:table-row table:style-name="ro2">
          <table:table-cell office:value-type="string">
            <text:p>rovmaane</text:p>
          </table:table-cell>
          <table:table-cell office:value-type="string">
            <text:p>roman</text:p>
          </table:table-cell>
          <table:table-cell table:number-columns-repeated="1022"/>
        </table:table-row>
        <table:table-row table:style-name="ro2">
          <table:table-cell office:value-type="string">
            <text:p>Rööpses veeljeme krirrie,RV</text:p>
          </table:table-cell>
          <table:table-cell office:value-type="string">
            <text:p>partiet (Rød valgallianse; RV)</text:p>
          </table:table-cell>
          <table:table-cell table:number-columns-repeated="1022"/>
        </table:table-row>
        <table:table-row table:style-name="ro2">
          <table:table-cell office:value-type="string">
            <text:p>råajvarimmie</text:p>
          </table:table-cell>
          <table:table-cell office:value-type="string">
            <text:p>tiltak</text:p>
          </table:table-cell>
          <table:table-cell table:number-columns-repeated="1022"/>
        </table:table-row>
        <table:table-row table:style-name="ro2">
          <table:table-cell office:value-type="string">
            <text:p>raadijove </text:p>
          </table:table-cell>
          <table:table-cell office:value-type="string">
            <text:p>radio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aemie åålmegebiejjie</text:p>
          </table:table-cell>
          <table:table-cell office:value-type="string">
            <text:p>Samefolkets dag</text:p>
          </table:table-cell>
          <table:table-cell table:number-columns-repeated="1022"/>
        </table:table-row>
        <table:table-row table:style-name="ro2">
          <table:table-cell office:value-type="string">
            <text:p>Saemiedigkieraerie </text:p>
          </table:table-cell>
          <table:table-cell office:value-type="string">
            <text:p>Sametingsrådet</text:p>
          </table:table-cell>
          <table:table-cell table:number-columns-repeated="1022"/>
        </table:table-row>
        <table:table-row table:style-name="ro2">
          <table:table-cell office:value-type="string">
            <text:p>saemielåhkoe </text:p>
          </table:table-cell>
          <table:table-cell office:value-type="string">
            <text:p>samemanntallet</text:p>
          </table:table-cell>
          <table:table-cell table:number-columns-repeated="1022"/>
        </table:table-row>
        <table:table-row table:style-name="ro2">
          <table:table-cell office:value-type="string">
            <text:p>saemielaake,- laage</text:p>
          </table:table-cell>
          <table:table-cell office:value-type="string">
            <text:p>sameloven</text:p>
          </table:table-cell>
          <table:table-cell table:number-columns-repeated="1022"/>
        </table:table-row>
        <table:table-row table:style-name="ro2">
          <table:table-cell office:value-type="string">
            <text:p>saemieveahka</text:p>
          </table:table-cell>
          <table:table-cell office:value-type="string">
            <text:p>samekvoter</text:p>
          </table:table-cell>
          <table:table-cell table:number-columns-repeated="1022"/>
        </table:table-row>
        <table:table-row table:style-name="ro2">
          <table:table-cell office:value-type="string">
            <text:p>salkehtimmie</text:p>
          </table:table-cell>
          <table:table-cell office:value-type="string">
            <text:p>utredning</text:p>
          </table:table-cell>
          <table:table-cell table:number-columns-repeated="1022"/>
        </table:table-row>
        <table:table-row table:style-name="ro2">
          <table:table-cell office:value-type="string">
            <text:p>siebriedahke</text:p>
          </table:table-cell>
          <table:table-cell office:value-type="string">
            <text:p>samfunn</text:p>
          </table:table-cell>
          <table:table-cell table:number-columns-repeated="1022"/>
        </table:table-row>
        <table:table-row table:style-name="ro2">
          <table:table-cell office:value-type="string">
            <text:p>sijjienomme,dajvenomme </text:p>
          </table:table-cell>
          <table:table-cell office:value-type="string">
            <text:p>stedsnavn</text:p>
          </table:table-cell>
          <table:table-cell table:number-columns-repeated="1022"/>
        </table:table-row>
        <table:table-row table:style-name="ro2">
          <table:table-cell office:value-type="string">
            <text:p>sijjienommelaake</text:p>
          </table:table-cell>
          <table:table-cell office:value-type="string">
            <text:p>stedsnavnlagen</text:p>
          </table:table-cell>
          <table:table-cell table:number-columns-repeated="1022"/>
        </table:table-row>
        <table:table-row table:style-name="ro2">
          <table:table-cell office:value-type="string">
            <text:p>sjïehtesjidh </text:p>
          </table:table-cell>
          <table:table-cell office:value-type="string">
            <text:p>innrette</text:p>
          </table:table-cell>
          <table:table-cell table:number-columns-repeated="1022"/>
        </table:table-row>
        <table:table-row table:style-name="ro2">
          <table:table-cell office:value-type="string">
            <text:p>sjïekedæjja,sjeakoje</text:p>
          </table:table-cell>
          <table:table-cell office:value-type="string">
            <text:p>rengjøringsassistent</text:p>
          </table:table-cell>
          <table:table-cell table:number-columns-repeated="1022"/>
        </table:table-row>
        <table:table-row table:style-name="ro2">
          <table:table-cell office:value-type="string">
            <text:p>skreejredh,skreejrehtidh</text:p>
          </table:table-cell>
          <table:table-cell office:value-type="string">
            <text:p>motivere</text:p>
          </table:table-cell>
          <table:table-cell table:number-columns-repeated="1022"/>
        </table:table-row>
        <table:table-row table:style-name="ro2">
          <table:table-cell office:value-type="string">
            <text:p>skreejreme</text:p>
          </table:table-cell>
          <table:table-cell office:value-type="string">
            <text:p>motivering</text:p>
          </table:table-cell>
          <table:table-cell table:number-columns-repeated="1022"/>
        </table:table-row>
        <table:table-row table:style-name="ro2">
          <table:table-cell office:value-type="string">
            <text:p>skuvlenedte</text:p>
          </table:table-cell>
          <table:table-cell office:value-type="string">
            <text:p>skolenett</text:p>
          </table:table-cell>
          <table:table-cell table:number-columns-repeated="1022"/>
        </table:table-row>
        <table:table-row table:style-name="ro2">
          <table:table-cell office:value-type="string">
            <text:p>skuvlepåaste</text:p>
          </table:table-cell>
          <table:table-cell office:value-type="string">
            <text:p>skolepost</text:p>
          </table:table-cell>
          <table:table-cell table:number-columns-repeated="1022"/>
        </table:table-row>
        <table:table-row table:style-name="ro2">
          <table:table-cell office:value-type="string">
            <text:p>skuvleståapoe</text:p>
          </table:table-cell>
          <table:table-cell office:value-type="string">
            <text:p>skolestue</text:p>
          </table:table-cell>
          <table:table-cell table:number-columns-repeated="1022"/>
        </table:table-row>
        <table:table-row table:style-name="ro2">
          <table:table-cell office:value-type="string">
            <text:p>skuvlevoesse</text:p>
          </table:table-cell>
          <table:table-cell office:value-type="string">
            <text:p>skolesekk</text:p>
          </table:table-cell>
          <table:table-cell table:number-columns-repeated="1022"/>
        </table:table-row>
        <table:table-row table:style-name="ro2">
          <table:table-cell office:value-type="string">
            <text:p>skuvle-åvtehke,reektovre</text:p>
          </table:table-cell>
          <table:table-cell office:value-type="string">
            <text:p>rektor</text:p>
          </table:table-cell>
          <table:table-cell table:number-columns-repeated="1022"/>
        </table:table-row>
        <table:table-row table:style-name="ro2">
          <table:table-cell office:value-type="string">
            <text:p>slogne</text:p>
          </table:table-cell>
          <table:table-cell office:value-type="string">
            <text:p>bløff</text:p>
          </table:table-cell>
          <table:table-cell table:number-columns-repeated="1022"/>
        </table:table-row>
        <table:table-row table:style-name="ro2">
          <table:table-cell office:value-type="string">
            <text:p>soejkesje</text:p>
          </table:table-cell>
          <table:table-cell office:value-type="string">
            <text:p>plan</text:p>
          </table:table-cell>
          <table:table-cell table:number-columns-repeated="1022"/>
        </table:table-row>
        <table:table-row table:style-name="ro2">
          <table:table-cell office:value-type="string">
            <text:p>soptsestæjja</text:p>
          </table:table-cell>
          <table:table-cell office:value-type="string">
            <text:p>forteller</text:p>
          </table:table-cell>
          <table:table-cell table:number-columns-repeated="1022"/>
        </table:table-row>
        <table:table-row table:style-name="ro2">
          <table:table-cell office:value-type="string">
            <text:p>Sosialistihke gårroebielien krirrie,SV</text:p>
          </table:table-cell>
          <table:table-cell office:value-type="string">
            <text:p>partiet (Sosialistisk Vensterparti; SV)</text:p>
          </table:table-cell>
          <table:table-cell table:number-columns-repeated="1022"/>
        </table:table-row>
        <table:table-row table:style-name="ro2">
          <table:table-cell office:value-type="string">
            <text:p>starne, healsoe</text:p>
          </table:table-cell>
          <table:table-cell office:value-type="string">
            <text:p>helse </text:p>
          </table:table-cell>
          <table:table-cell table:number-columns-repeated="1022"/>
        </table:table-row>
        <table:table-row table:style-name="ro2">
          <table:table-cell office:value-type="string">
            <text:p>starneråajvarimmie</text:p>
          </table:table-cell>
          <table:table-cell office:value-type="string">
            <text:p>helseforetak</text:p>
          </table:table-cell>
          <table:table-cell table:number-columns-repeated="1022"/>
        </table:table-row>
        <table:table-row table:style-name="ro2">
          <table:table-cell office:value-type="string">
            <text:p>stipeendee</text:p>
          </table:table-cell>
          <table:table-cell office:value-type="string">
            <text:p>stipend</text:p>
          </table:table-cell>
          <table:table-cell table:number-columns-repeated="1022"/>
        </table:table-row>
        <table:table-row table:style-name="ro2">
          <table:table-cell office:value-type="string">
            <text:p>studeente</text:p>
          </table:table-cell>
          <table:table-cell office:value-type="string">
            <text:p>student</text:p>
          </table:table-cell>
          <table:table-cell table:number-columns-repeated="1022"/>
        </table:table-row>
        <table:table-row table:style-name="ro2">
          <table:table-cell office:value-type="string">
            <text:p>studeente-laavenjasse,-laavenjassh</text:p>
          </table:table-cell>
          <table:table-cell office:value-type="string">
            <text:p>studentoppgave,-r</text:p>
          </table:table-cell>
          <table:table-cell table:number-columns-repeated="1022"/>
        </table:table-row>
        <table:table-row table:style-name="ro2">
          <table:table-cell office:value-type="string">
            <text:p>studeentesiebrie</text:p>
          </table:table-cell>
          <table:table-cell office:value-type="string">
            <text:p>studentforening</text:p>
          </table:table-cell>
          <table:table-cell table:number-columns-repeated="1022"/>
        </table:table-row>
        <table:table-row table:style-name="ro2">
          <table:table-cell office:value-type="string">
            <text:p>såafoe </text:p>
          </table:table-cell>
          <table:table-cell office:value-type="string">
            <text:p>park</text:p>
          </table:table-cell>
          <table:table-cell table:number-columns-repeated="1022"/>
        </table:table-row>
        <table:table-row table:style-name="ro2">
          <table:table-cell office:value-type="string">
            <text:p>saadthalmetje,deelegaate </text:p>
          </table:table-cell>
          <table:table-cell office:value-type="string">
            <text:p>delegat</text:p>
          </table:table-cell>
          <table:table-cell table:number-columns-repeated="1022"/>
        </table:table-row>
        <table:table-row table:style-name="ro2">
          <table:table-cell office:value-type="string">
            <text:p>saarnoje</text:p>
          </table:table-cell>
          <table:table-cell office:value-type="string">
            <text:p>nyhetsformidler</text:p>
          </table:table-cell>
          <table:table-cell table:number-columns-repeated="1022"/>
        </table:table-row>
        <table:table-row table:style-name="ro2">
          <table:table-cell office:value-type="string">
            <text:p>saavredh</text:p>
          </table:table-cell>
          <table:table-cell office:value-type="string">
            <text:p>trene (kondisjon)</text:p>
          </table:table-cell>
          <table:table-cell table:number-columns-repeated="1022"/>
        </table:table-row>
        <table:table-row table:style-name="ro2">
          <table:table-cell office:value-type="string">
            <text:p>saavredidh </text:p>
          </table:table-cell>
          <table:table-cell office:value-type="string">
            <text:p>trene (noen)</text:p>
          </table:table-cell>
          <table:table-cell table:number-columns-repeated="1022"/>
        </table:table-row>
        <table:table-row table:style-name="ro2">
          <table:table-cell office:value-type="string">
            <text:p>saavreme </text:p>
          </table:table-cell>
          <table:table-cell office:value-type="string">
            <text:p>trening</text:p>
          </table:table-cell>
          <table:table-cell table:number-columns-repeated="1022"/>
        </table:table-row>
        <table:table-row table:style-name="ro2">
          <table:table-cell office:value-type="string">
            <text:p>saavremejarnge</text:p>
          </table:table-cell>
          <table:table-cell office:value-type="string">
            <text:p>treningssenter</text:p>
          </table:table-cell>
          <table:table-cell table:number-columns-repeated="1022"/>
        </table:table-row>
        <table:table-row table:style-name="ro2">
          <table:table-cell office:value-type="string">
            <text:p>saavrese,redtiesvihtjeme</text:p>
          </table:table-cell>
          <table:table-cell office:value-type="string">
            <text:p>sport</text:p>
          </table:table-cell>
          <table:table-cell table:number-columns-repeated="1022"/>
        </table:table-row>
        <table:table-row table:style-name="ro2">
          <table:table-cell office:value-type="string">
            <text:p>saavrese,redtiesvihtjeme </text:p>
          </table:table-cell>
          <table:table-cell office:value-type="string">
            <text:p>idrett</text:p>
          </table:table-cell>
          <table:table-cell table:number-columns-repeated="1022"/>
        </table:table-row>
        <table:table-row table:style-name="ro2">
          <table:table-cell office:value-type="string">
            <text:p>sååjhtese,sååjhtove </text:p>
          </table:table-cell>
          <table:table-cell office:value-type="string">
            <text:p>hendels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atere <text:s/></text:p>
          </table:table-cell>
          <table:table-cell office:value-type="string">
            <text:p>teater</text:p>
          </table:table-cell>
          <table:table-cell table:number-columns-repeated="1022"/>
        </table:table-row>
        <table:table-row table:style-name="ro2">
          <table:table-cell office:value-type="string">
            <text:p>tellefaakse</text:p>
          </table:table-cell>
          <table:table-cell office:value-type="string">
            <text:p>telefaks</text:p>
          </table:table-cell>
          <table:table-cell table:number-columns-repeated="1022"/>
        </table:table-row>
        <table:table-row table:style-name="ro2">
          <table:table-cell office:value-type="string">
            <text:p>tjaelemevuekie </text:p>
          </table:table-cell>
          <table:table-cell office:value-type="string">
            <text:p>skrivemåte</text:p>
          </table:table-cell>
          <table:table-cell table:number-columns-repeated="1022"/>
        </table:table-row>
        <table:table-row table:style-name="ro2">
          <table:table-cell office:value-type="string">
            <text:p>tjaelije</text:p>
          </table:table-cell>
          <table:table-cell office:value-type="string">
            <text:p>forfatter</text:p>
          </table:table-cell>
          <table:table-cell table:number-columns-repeated="1022"/>
        </table:table-row>
        <table:table-row table:style-name="ro2">
          <table:table-cell office:value-type="string">
            <text:p>tjaelije</text:p>
          </table:table-cell>
          <table:table-cell office:value-type="string">
            <text:p>referent</text:p>
          </table:table-cell>
          <table:table-cell table:number-columns-repeated="1022"/>
        </table:table-row>
        <table:table-row table:style-name="ro2">
          <table:table-cell office:value-type="string">
            <text:p>tjaelije</text:p>
          </table:table-cell>
          <table:table-cell office:value-type="string">
            <text:p>sekretær</text:p>
          </table:table-cell>
          <table:table-cell table:number-columns-repeated="1022"/>
        </table:table-row>
        <table:table-row table:style-name="ro2">
          <table:table-cell office:value-type="string">
            <text:p>tjarkadidh</text:p>
          </table:table-cell>
          <table:table-cell office:value-type="string">
            <text:p>stole (på noen)</text:p>
          </table:table-cell>
          <table:table-cell table:number-columns-repeated="1022"/>
        </table:table-row>
        <table:table-row table:style-name="ro2">
          <table:table-cell office:value-type="string">
            <text:p>tjarkadidh</text:p>
          </table:table-cell>
          <table:table-cell office:value-type="string">
            <text:p>tillit (ha tillit til)</text:p>
          </table:table-cell>
          <table:table-cell table:number-columns-repeated="1022"/>
        </table:table-row>
        <table:table-row table:style-name="ro2">
          <table:table-cell office:value-type="string">
            <text:p>tjeahpoe,kåanste </text:p>
          </table:table-cell>
          <table:table-cell office:value-type="string">
            <text:p>kunst</text:p>
          </table:table-cell>
          <table:table-cell table:number-columns-repeated="1022"/>
        </table:table-row>
        <table:table-row table:style-name="ro2">
          <table:table-cell office:value-type="string">
            <text:p>tjiehpiedidh</text:p>
          </table:table-cell>
          <table:table-cell office:value-type="string">
            <text:p>kunst (utøve)</text:p>
          </table:table-cell>
          <table:table-cell table:number-columns-repeated="1022"/>
        </table:table-row>
        <table:table-row table:style-name="ro2">
          <table:table-cell office:value-type="string">
            <text:p>tjiehpiedæjja</text:p>
          </table:table-cell>
          <table:table-cell office:value-type="string">
            <text:p>kunstner</text:p>
          </table:table-cell>
          <table:table-cell table:number-columns-repeated="1022"/>
        </table:table-row>
        <table:table-row table:style-name="ro2">
          <table:table-cell office:value-type="string">
            <text:p>tjiehpiesvytnjesjæjja</text:p>
          </table:table-cell>
          <table:table-cell office:value-type="string">
            <text:p>kunsthåndverker</text:p>
          </table:table-cell>
          <table:table-cell table:number-columns-repeated="1022"/>
        </table:table-row>
        <table:table-row table:style-name="ro2">
          <table:table-cell office:value-type="string">
            <text:p>tjiehpiesvætnoe</text:p>
          </table:table-cell>
          <table:table-cell office:value-type="string">
            <text:p>kunsthåndverk</text:p>
          </table:table-cell>
          <table:table-cell table:number-columns-repeated="1022"/>
        </table:table-row>
        <table:table-row table:style-name="ro2">
          <table:table-cell office:value-type="string">
            <text:p>tjïelte</text:p>
          </table:table-cell>
          <table:table-cell office:value-type="string">
            <text:p>kommune</text:p>
          </table:table-cell>
          <table:table-cell table:number-columns-repeated="1022"/>
        </table:table-row>
        <table:table-row table:style-name="ro2">
          <table:table-cell office:value-type="string">
            <text:p>tjïelten åejvie</text:p>
          </table:table-cell>
          <table:table-cell office:value-type="string">
            <text:p>kommuneordfører</text:p>
          </table:table-cell>
          <table:table-cell table:number-columns-repeated="1022"/>
        </table:table-row>
        <table:table-row table:style-name="ro2">
          <table:table-cell office:value-type="string">
            <text:p>tjirkedh</text:p>
          </table:table-cell>
          <table:table-cell office:value-type="string">
            <text:p>forsikre</text:p>
          </table:table-cell>
          <table:table-cell table:number-columns-repeated="1022"/>
        </table:table-row>
        <table:table-row table:style-name="ro2">
          <table:table-cell office:value-type="string">
            <text:p>tjirkedh</text:p>
          </table:table-cell>
          <table:table-cell office:value-type="string">
            <text:p>garantere</text:p>
          </table:table-cell>
          <table:table-cell table:number-columns-repeated="1022"/>
        </table:table-row>
        <table:table-row table:style-name="ro2">
          <table:table-cell office:value-type="string">
            <text:p>tjirkedh</text:p>
          </table:table-cell>
          <table:table-cell office:value-type="string">
            <text:p>sikker (være sikker på)</text:p>
          </table:table-cell>
          <table:table-cell table:number-columns-repeated="1022"/>
        </table:table-row>
        <table:table-row table:style-name="ro2">
          <table:table-cell office:value-type="string">
            <text:p>tjirkeme</text:p>
          </table:table-cell>
          <table:table-cell office:value-type="string">
            <text:p>garanti</text:p>
          </table:table-cell>
          <table:table-cell table:number-columns-repeated="1022"/>
        </table:table-row>
        <table:table-row table:style-name="ro2">
          <table:table-cell office:value-type="string">
            <text:p>tjirkemevierhtie</text:p>
          </table:table-cell>
          <table:table-cell office:value-type="string">
            <text:p>forsikringsverdi</text:p>
          </table:table-cell>
          <table:table-cell table:number-columns-repeated="1022"/>
        </table:table-row>
        <table:table-row table:style-name="ro2">
          <table:table-cell office:value-type="string">
            <text:p>tjirkesbaalhka</text:p>
          </table:table-cell>
          <table:table-cell office:value-type="string">
            <text:p>utkomme (sikkert,ikke trygd)</text:p>
          </table:table-cell>
          <table:table-cell table:number-columns-repeated="1022"/>
        </table:table-row>
        <table:table-row table:style-name="ro2">
          <table:table-cell office:value-type="string">
            <text:p>tjoejkenjöölvedimmie,</text:p>
          </table:table-cell>
          <table:table-cell office:value-type="string">
            <text:p>skikonkurranse</text:p>
          </table:table-cell>
          <table:table-cell table:number-columns-repeated="1022"/>
        </table:table-row>
        <table:table-row table:style-name="ro2">
          <table:table-cell office:value-type="string">
            <text:p>tjoevkeguvvie -h</text:p>
          </table:table-cell>
          <table:table-cell office:value-type="string">
            <text:p>lysbilde-r</text:p>
          </table:table-cell>
          <table:table-cell table:number-columns-repeated="1022"/>
        </table:table-row>
        <table:table-row table:style-name="ro2">
          <table:table-cell office:value-type="string">
            <text:p>tjoevkeguvvie -h</text:p>
          </table:table-cell>
          <table:table-cell office:value-type="string">
            <text:p>slides (lysbilder)</text:p>
          </table:table-cell>
          <table:table-cell table:number-columns-repeated="1022"/>
        </table:table-row>
        <table:table-row table:style-name="ro2">
          <table:table-cell office:value-type="string">
            <text:p>tjuadtjalidh </text:p>
          </table:table-cell>
          <table:table-cell office:value-type="string">
            <text:p>si (i mot; stige opp)</text:p>
          </table:table-cell>
          <table:table-cell table:number-columns-repeated="1022"/>
        </table:table-row>
        <table:table-row table:style-name="ro2">
          <table:table-cell office:value-type="string">
            <text:p>tjåanghkoe-åejvie</text:p>
          </table:table-cell>
          <table:table-cell office:value-type="string">
            <text:p>møteleder</text:p>
          </table:table-cell>
          <table:table-cell table:number-columns-repeated="1022"/>
        </table:table-row>
        <table:table-row table:style-name="ro2">
          <table:table-cell office:value-type="string">
            <text:p>tjaaleh,tjaalege</text:p>
          </table:table-cell>
          <table:table-cell office:value-type="string">
            <text:p>tekst</text:p>
          </table:table-cell>
          <table:table-cell table:number-columns-repeated="1022"/>
        </table:table-row>
        <table:table-row table:style-name="ro2">
          <table:table-cell office:value-type="string">
            <text:p>tjaaleldahkh,lidteratuvre</text:p>
          </table:table-cell>
          <table:table-cell office:value-type="string">
            <text:p>litteratur</text:p>
          </table:table-cell>
          <table:table-cell table:number-columns-repeated="1022"/>
        </table:table-row>
        <table:table-row table:style-name="ro2">
          <table:table-cell office:value-type="string">
            <text:p>tjaaleldahkhsjïele,lidteratuvresjïele</text:p>
          </table:table-cell>
          <table:table-cell office:value-type="string">
            <text:p>litteraturpris</text:p>
          </table:table-cell>
          <table:table-cell table:number-columns-repeated="1022"/>
        </table:table-row>
        <table:table-row table:style-name="ro2">
          <table:table-cell office:value-type="string">
            <text:p>tjaalesijjie,adresse</text:p>
          </table:table-cell>
          <table:table-cell office:value-type="string">
            <text:p>adresse (post)</text:p>
          </table:table-cell>
          <table:table-cell table:number-columns-repeated="1022"/>
        </table:table-row>
        <table:table-row table:style-name="ro2">
          <table:table-cell office:value-type="string">
            <text:p>tjaatsestimmie-nomme</text:p>
          </table:table-cell>
          <table:table-cell office:value-type="string">
            <text:p>angå,angående (dokument)</text:p>
          </table:table-cell>
          <table:table-cell table:number-columns-repeated="1022"/>
        </table:table-row>
        <table:table-row table:style-name="ro2">
          <table:table-cell office:value-type="string">
            <text:p>tjaatsestimmie-nomme</text:p>
          </table:table-cell>
          <table:table-cell office:value-type="string">
            <text:p>dokumentvisning</text:p>
          </table:table-cell>
          <table:table-cell table:number-columns-repeated="1022"/>
        </table:table-row>
        <table:table-row table:style-name="ro2">
          <table:table-cell office:value-type="string">
            <text:p>tsiehkie</text:p>
          </table:table-cell>
          <table:table-cell office:value-type="string">
            <text:p>grad</text:p>
          </table:table-cell>
          <table:table-cell table:number-columns-repeated="1022"/>
        </table:table-row>
        <table:table-row table:style-name="ro2">
          <table:table-cell office:value-type="string">
            <text:p>tsiehkie,siente</text:p>
          </table:table-cell>
          <table:table-cell office:value-type="string">
            <text:p>situasj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U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ulmiedåehkie</text:p>
          </table:table-cell>
          <table:table-cell office:value-type="string">
            <text:p>målgruppe</text:p>
          </table:table-cell>
          <table:table-cell table:number-columns-repeated="1022"/>
        </table:table-row>
        <table:table-row table:style-name="ro2">
          <table:table-cell office:value-type="string">
            <text:p>universiteete</text:p>
          </table:table-cell>
          <table:table-cell office:value-type="string">
            <text:p>universitet</text:p>
          </table:table-cell>
          <table:table-cell table:number-columns-repeated="1022"/>
        </table:table-row>
        <table:table-row table:style-name="ro2">
          <table:table-cell office:value-type="string">
            <text:p>utnije</text:p>
          </table:table-cell>
          <table:table-cell office:value-type="string">
            <text:p>bruker</text:p>
          </table:table-cell>
          <table:table-cell table:number-columns-repeated="1022"/>
        </table:table-row>
        <table:table-row table:style-name="ro2">
          <table:table-cell office:value-type="string">
            <text:p>utnijh <text:s/></text:p>
          </table:table-cell>
          <table:table-cell office:value-type="string">
            <text:p>bruker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V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v.g,(vuesiehtimmien gaavhtan,vuesehten gaavhtan) </text:p>
          </table:table-cell>
          <table:table-cell office:value-type="string">
            <text:p>eksempel (f.eks,for eksempel )</text:p>
          </table:table-cell>
          <table:table-cell table:number-columns-repeated="1022"/>
        </table:table-row>
        <table:table-row table:style-name="ro2">
          <table:table-cell office:value-type="string">
            <text:p>vaeknie,bånhtsoe,</text:p>
          </table:table-cell>
          <table:table-cell office:value-type="string">
            <text:p>våpen; ammunisjon</text:p>
          </table:table-cell>
          <table:table-cell table:number-columns-repeated="1022"/>
        </table:table-row>
        <table:table-row table:style-name="ro2">
          <table:table-cell office:value-type="string">
            <text:p>vaestiedasse,-vaestiedassh</text:p>
          </table:table-cell>
          <table:table-cell office:value-type="string">
            <text:p>svar</text:p>
          </table:table-cell>
          <table:table-cell table:number-columns-repeated="1022"/>
        </table:table-row>
        <table:table-row table:style-name="ro2">
          <table:table-cell office:value-type="string">
            <text:p>veahka</text:p>
          </table:table-cell>
          <table:table-cell office:value-type="string">
            <text:p>kvote,mengde</text:p>
          </table:table-cell>
          <table:table-cell table:number-columns-repeated="1022"/>
        </table:table-row>
        <table:table-row table:style-name="ro2">
          <table:table-cell office:value-type="string">
            <text:p>veahka</text:p>
          </table:table-cell>
          <table:table-cell office:value-type="string">
            <text:p>mengde,kvote</text:p>
          </table:table-cell>
          <table:table-cell table:number-columns-repeated="1022"/>
        </table:table-row>
        <table:table-row table:style-name="ro2">
          <table:table-cell office:value-type="string">
            <text:p>vierhkiedajve</text:p>
          </table:table-cell>
          <table:table-cell office:value-type="string">
            <text:p>virkeområde</text:p>
          </table:table-cell>
          <table:table-cell table:number-columns-repeated="1022"/>
        </table:table-row>
        <table:table-row table:style-name="ro2">
          <table:table-cell office:value-type="string">
            <text:p>vierhtie</text:p>
          </table:table-cell>
          <table:table-cell office:value-type="string">
            <text:p>ressurs</text:p>
          </table:table-cell>
          <table:table-cell table:number-columns-repeated="1022"/>
        </table:table-row>
        <table:table-row table:style-name="ro2">
          <table:table-cell office:value-type="string">
            <text:p>vihtiestamme</text:p>
          </table:table-cell>
          <table:table-cell office:value-type="string">
            <text:p>attestert</text:p>
          </table:table-cell>
          <table:table-cell table:number-columns-repeated="1022"/>
        </table:table-row>
        <table:table-row table:style-name="ro2">
          <table:table-cell office:value-type="string">
            <text:p>voeresibaalhka</text:p>
          </table:table-cell>
          <table:table-cell office:value-type="string">
            <text:p>trygd (alders) pensjon</text:p>
          </table:table-cell>
          <table:table-cell table:number-columns-repeated="1022"/>
        </table:table-row>
        <table:table-row table:style-name="ro2">
          <table:table-cell office:value-type="string">
            <text:p>voestes åejvie</text:p>
          </table:table-cell>
          <table:table-cell office:value-type="string">
            <text:p>leder første</text:p>
          </table:table-cell>
          <table:table-cell table:number-columns-repeated="1022"/>
        </table:table-row>
        <table:table-row table:style-name="ro2">
          <table:table-cell office:value-type="string">
            <text:p>voesteskonsuleente</text:p>
          </table:table-cell>
          <table:table-cell office:value-type="string">
            <text:p>førstekonsulent</text:p>
          </table:table-cell>
          <table:table-cell table:number-columns-repeated="1022"/>
        </table:table-row>
        <table:table-row table:style-name="ro2">
          <table:table-cell office:value-type="string">
            <text:p>vueliedirektööre</text:p>
          </table:table-cell>
          <table:table-cell office:value-type="string">
            <text:p>underdirektør <text:s text:c="12"/></text:p>
          </table:table-cell>
          <table:table-cell table:number-columns-repeated="1022"/>
        </table:table-row>
        <table:table-row table:style-name="ro2">
          <table:table-cell office:value-type="string">
            <text:p>vuesiehtimmie</text:p>
          </table:table-cell>
          <table:table-cell office:value-type="string">
            <text:p>referanse</text:p>
          </table:table-cell>
          <table:table-cell table:number-columns-repeated="1022"/>
        </table:table-row>
        <table:table-row table:style-name="ro2">
          <table:table-cell office:value-type="string">
            <text:p>vuesiehtimmie</text:p>
          </table:table-cell>
          <table:table-cell office:value-type="string">
            <text:p>utstilling</text:p>
          </table:table-cell>
          <table:table-cell table:number-columns-repeated="1022"/>
        </table:table-row>
        <table:table-row table:style-name="ro2">
          <table:table-cell office:value-type="string">
            <text:p>vuesiehtimmie </text:p>
          </table:table-cell>
          <table:table-cell office:value-type="string">
            <text:p>visning</text:p>
          </table:table-cell>
          <table:table-cell table:number-columns-repeated="1022"/>
        </table:table-row>
        <table:table-row table:style-name="ro2">
          <table:table-cell office:value-type="string">
            <text:p>vytneldahke,vytneldahkh</text:p>
          </table:table-cell>
          <table:table-cell office:value-type="string">
            <text:p>skiss -er</text:p>
          </table:table-cell>
          <table:table-cell table:number-columns-repeated="1022"/>
        </table:table-row>
        <table:table-row table:style-name="ro2">
          <table:table-cell office:value-type="string">
            <text:p>væhtabïhkedassh </text:p>
          </table:table-cell>
          <table:table-cell office:value-type="string">
            <text:p>kjennetegn</text:p>
          </table:table-cell>
          <table:table-cell table:number-columns-repeated="1022"/>
        </table:table-row>
        <table:table-row table:style-name="ro2">
          <table:table-cell office:value-type="string">
            <text:p>væssjohth,ov-rovne </text:p>
          </table:table-cell>
          <table:table-cell office:value-type="string">
            <text:p>kjedelig</text:p>
          </table:table-cell>
          <table:table-cell table:number-columns-repeated="1022"/>
        </table:table-row>
        <table:table-row table:style-name="ro2">
          <table:table-cell office:value-type="string">
            <text:p>vöörhkemes</text:p>
          </table:table-cell>
          <table:table-cell office:value-type="string">
            <text:p>konservering (ikke hermetikk)</text:p>
          </table:table-cell>
          <table:table-cell table:number-columns-repeated="1022"/>
        </table:table-row>
        <table:table-row table:style-name="ro2">
          <table:table-cell office:value-type="string">
            <text:p>våarhkoe </text:p>
          </table:table-cell>
          <table:table-cell office:value-type="string">
            <text:p>arkiv</text:p>
          </table:table-cell>
          <table:table-cell table:number-columns-repeated="1022"/>
        </table:table-row>
        <table:table-row table:style-name="ro2">
          <table:table-cell office:value-type="string">
            <text:p>våarhkoereektehts</text:p>
          </table:table-cell>
          <table:table-cell office:value-type="string">
            <text:p>arkivrapport</text:p>
          </table:table-cell>
          <table:table-cell table:number-columns-repeated="1022"/>
        </table:table-row>
        <table:table-row table:style-name="ro2">
          <table:table-cell office:value-type="string">
            <text:p>våårhkedamme</text:p>
          </table:table-cell>
          <table:table-cell office:value-type="string">
            <text:p>deponert</text:p>
          </table:table-cell>
          <table:table-cell table:number-columns-repeated="1022"/>
        </table:table-row>
        <table:table-row table:style-name="ro2">
          <table:table-cell office:value-type="string">
            <text:p>våårhkedidh</text:p>
          </table:table-cell>
          <table:table-cell office:value-type="string">
            <text:p>deponer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Ö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ööhpehtimmienedte</text:p>
          </table:table-cell>
          <table:table-cell office:value-type="string">
            <text:p>læringsnett</text:p>
          </table:table-cell>
          <table:table-cell table:number-columns-repeated="1022"/>
        </table:table-row>
        <table:table-row table:style-name="ro2">
          <table:table-cell office:value-type="string">
            <text:p>ööhpehtimmie-reakta</text:p>
          </table:table-cell>
          <table:table-cell office:value-type="string">
            <text:p>opplæring (rett til)</text:p>
          </table:table-cell>
          <table:table-cell table:number-columns-repeated="1022"/>
        </table:table-row>
        <table:table-row table:style-name="ro2">
          <table:table-cell office:value-type="string">
            <text:p>ööpehtimmie,ööpehtasse</text:p>
          </table:table-cell>
          <table:table-cell office:value-type="string">
            <text:p>opplærin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Å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åasa</text:p>
          </table:table-cell>
          <table:table-cell office:value-type="string">
            <text:p>kostnad</text:p>
          </table:table-cell>
          <table:table-cell table:number-columns-repeated="1022"/>
        </table:table-row>
        <table:table-row table:style-name="ro2">
          <table:table-cell office:value-type="string">
            <text:p>åejvie</text:p>
          </table:table-cell>
          <table:table-cell office:value-type="string">
            <text:p>leder</text:p>
          </table:table-cell>
          <table:table-cell table:number-columns-repeated="1022"/>
        </table:table-row>
        <table:table-row table:style-name="ro2">
          <table:table-cell office:value-type="string">
            <text:p>åeliedidh,deadtalidh</text:p>
          </table:table-cell>
          <table:table-cell office:value-type="string">
            <text:p>forplikte</text:p>
          </table:table-cell>
          <table:table-cell table:number-columns-repeated="1022"/>
        </table:table-row>
        <table:table-row table:style-name="ro2">
          <table:table-cell office:value-type="string">
            <text:p>Åelkiesbielien krirrie,Å</text:p>
          </table:table-cell>
          <table:table-cell office:value-type="string">
            <text:p>partiet (høyre,H)</text:p>
          </table:table-cell>
          <table:table-cell table:number-columns-repeated="1022"/>
        </table:table-row>
        <table:table-row table:style-name="ro2">
          <table:table-cell office:value-type="string">
            <text:p>åesehts</text:p>
          </table:table-cell>
          <table:table-cell office:value-type="string">
            <text:p>kostnadsfritt</text:p>
          </table:table-cell>
          <table:table-cell table:number-columns-repeated="1022"/>
        </table:table-row>
        <table:table-row table:style-name="ro2">
          <table:table-cell office:value-type="string">
            <text:p>aalkoalmetji siebrie,aalkoalmetji åårganisasjovne</text:p>
          </table:table-cell>
          <table:table-cell office:value-type="string">
            <text:p>urfolksorganisasjon</text:p>
          </table:table-cell>
          <table:table-cell table:number-columns-repeated="1022"/>
        </table:table-row>
        <table:table-row table:style-name="ro2">
          <table:table-cell office:value-type="string">
            <text:p>aalkoedåarjoe</text:p>
          </table:table-cell>
          <table:table-cell office:value-type="string">
            <text:p>etableringsstipend</text:p>
          </table:table-cell>
          <table:table-cell table:number-columns-repeated="1022"/>
        </table:table-row>
        <table:table-row table:style-name="ro2">
          <table:table-cell office:value-type="string">
            <text:p>ålkoelaantide,-rijhkide</text:p>
          </table:table-cell>
          <table:table-cell office:value-type="string">
            <text:p>utlandet ( til )</text:p>
          </table:table-cell>
          <table:table-cell table:number-columns-repeated="1022"/>
        </table:table-row>
        <table:table-row table:style-name="ro2">
          <table:table-cell office:value-type="string">
            <text:p>ålkoelaantijste,-rijhkijste</text:p>
          </table:table-cell>
          <table:table-cell office:value-type="string">
            <text:p>utlandet ( fra)</text:p>
          </table:table-cell>
          <table:table-cell table:number-columns-repeated="1022"/>
        </table:table-row>
        <table:table-row table:style-name="ro2">
          <table:table-cell office:value-type="string">
            <text:p>ålkoelaantine,-rijhkine</text:p>
          </table:table-cell>
          <table:table-cell office:value-type="string">
            <text:p>utlandet ( i )</text:p>
          </table:table-cell>
          <table:table-cell table:number-columns-repeated="1022"/>
        </table:table-row>
        <table:table-row table:style-name="ro2">
          <table:table-cell office:value-type="string">
            <text:p>aamhtesen bïjre </text:p>
          </table:table-cell>
          <table:table-cell office:value-type="string">
            <text:p>vedrørende (sak)</text:p>
          </table:table-cell>
          <table:table-cell table:number-columns-repeated="1022"/>
        </table:table-row>
        <table:table-row table:style-name="ro2">
          <table:table-cell office:value-type="string">
            <text:p>aamhtshreeremsbaelie</text:p>
          </table:table-cell>
          <table:table-cell office:value-type="string">
            <text:p>saksbehandlingstid</text:p>
          </table:table-cell>
          <table:table-cell table:number-columns-repeated="1022"/>
        </table:table-row>
        <table:table-row table:style-name="ro2">
          <table:table-cell office:value-type="string">
            <text:p>aamhtshreerije</text:p>
          </table:table-cell>
          <table:table-cell office:value-type="string">
            <text:p>saksbehandler</text:p>
          </table:table-cell>
          <table:table-cell table:number-columns-repeated="1022"/>
        </table:table-row>
        <table:table-row table:style-name="ro2">
          <table:table-cell office:value-type="string">
            <text:p>årromedajve</text:p>
          </table:table-cell>
          <table:table-cell office:value-type="string">
            <text:p>bosettingsområde</text:p>
          </table:table-cell>
          <table:table-cell table:number-columns-repeated="1022"/>
        </table:table-row>
        <table:table-row table:style-name="ro2">
          <table:table-cell office:value-type="string">
            <text:p>aarvoe</text:p>
          </table:table-cell>
          <table:table-cell office:value-type="string">
            <text:p>verdi</text:p>
          </table:table-cell>
          <table:table-cell table:number-columns-repeated="1022"/>
        </table:table-row>
        <table:table-row table:style-name="ro2">
          <table:table-cell office:value-type="string">
            <text:p>åssjele</text:p>
          </table:table-cell>
          <table:table-cell office:value-type="string">
            <text:p>formål</text:p>
          </table:table-cell>
          <table:table-cell table:number-columns-repeated="1022"/>
        </table:table-row>
        <table:table-row table:style-name="ro2">
          <table:table-cell office:value-type="string">
            <text:p>åssjele</text:p>
          </table:table-cell>
          <table:table-cell office:value-type="string">
            <text:p>motiv (grunn,hensikt)</text:p>
          </table:table-cell>
          <table:table-cell table:number-columns-repeated="1022"/>
        </table:table-row>
        <table:table-row table:style-name="ro2">
          <table:table-cell office:value-type="string">
            <text:p>åvtehke,avtehke</text:p>
          </table:table-cell>
          <table:table-cell office:value-type="string">
            <text:p>forman</text:p>
          </table:table-cell>
          <table:table-cell table:number-columns-repeated="1022"/>
        </table:table-row>
        <table:table-row table:style-name="ro2">
          <table:table-cell office:value-type="string">
            <text:p>åvtelnomme</text:p>
          </table:table-cell>
          <table:table-cell office:value-type="string">
            <text:p>fornavn</text:p>
          </table:table-cell>
          <table:table-cell table:number-columns-repeated="1022"/>
        </table:table-row>
        <table:table-row table:style-name="ro2">
          <table:table-cell office:value-type="string">
            <text:p>åålkoelaante,ålkoerijhke </text:p>
          </table:table-cell>
          <table:table-cell office:value-type="string">
            <text:p>utland</text:p>
          </table:table-cell>
          <table:table-cell table:number-columns-repeated="1022"/>
        </table:table-row>
        <table:table-row table:style-name="ro2">
          <table:table-cell office:value-type="string">
            <text:p>åålmehreakta</text:p>
          </table:table-cell>
          <table:table-cell office:value-type="string">
            <text:p>folkerett</text:p>
          </table:table-cell>
          <table:table-cell table:number-columns-repeated="1022"/>
        </table:table-row>
        <table:table-row table:style-name="ro2">
          <table:table-cell office:value-type="string">
            <text:p>åårnegisnie,öörnegisnie</text:p>
          </table:table-cell>
          <table:table-cell office:value-type="string">
            <text:p>i orden (systematisert)</text:p>
          </table:table-cell>
          <table:table-cell table:number-columns-repeated="1022"/>
        </table:table-row>
        <table:table-row table:style-name="ro2">
          <table:table-cell office:value-type="string">
            <text:p>årromesijjie</text:p>
          </table:table-cell>
          <table:table-cell office:value-type="string">
            <text:p>adresse (bosted),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string">
            <text:p>STAVEMÅTE PÅ EN DEL STEDSNAVN</text:p>
          </table:table-cell>
          <table:table-cell table:number-columns-repeated="1023"/>
        </table:table-row>
        <table:table-row table:style-name="ro2">
          <table:table-cell office:value-type="string">
            <text:p>Aafrika</text:p>
          </table:table-cell>
          <table:table-cell office:value-type="string">
            <text:p>Afrika</text:p>
          </table:table-cell>
          <table:table-cell table:number-columns-repeated="1022"/>
        </table:table-row>
        <table:table-row table:style-name="ro2">
          <table:table-cell office:value-type="string">
            <text:p>Aarporte</text:p>
          </table:table-cell>
          <table:table-cell office:value-type="string">
            <text:p>Hattfjelldal</text:p>
          </table:table-cell>
          <table:table-cell table:number-columns-repeated="1022"/>
        </table:table-row>
        <table:table-row table:style-name="ro2">
          <table:table-cell office:value-type="string">
            <text:p>Australija</text:p>
          </table:table-cell>
          <table:table-cell office:value-type="string">
            <text:p>Australia</text:p>
          </table:table-cell>
          <table:table-cell table:number-columns-repeated="1022"/>
        </table:table-row>
        <table:table-row table:style-name="ro2">
          <table:table-cell office:value-type="string">
            <text:p>Beerlijne</text:p>
          </table:table-cell>
          <table:table-cell office:value-type="string">
            <text:p>Berlin</text:p>
          </table:table-cell>
          <table:table-cell table:number-columns-repeated="1022"/>
        </table:table-row>
        <table:table-row table:style-name="ro2">
          <table:table-cell office:value-type="string">
            <text:p>Bovdene</text:p>
          </table:table-cell>
          <table:table-cell office:value-type="string">
            <text:p>Boden</text:p>
          </table:table-cell>
          <table:table-cell table:number-columns-repeated="1022"/>
        </table:table-row>
        <table:table-row table:style-name="ro2">
          <table:table-cell office:value-type="string">
            <text:p>Bryssele</text:p>
          </table:table-cell>
          <table:table-cell office:value-type="string">
            <text:p>Bryssel</text:p>
          </table:table-cell>
          <table:table-cell table:number-columns-repeated="1022"/>
        </table:table-row>
        <table:table-row table:style-name="ro2">
          <table:table-cell office:value-type="string">
            <text:p>Danmarhke</text:p>
          </table:table-cell>
          <table:table-cell office:value-type="string">
            <text:p>Danmark</text:p>
          </table:table-cell>
          <table:table-cell table:number-columns-repeated="1022"/>
        </table:table-row>
        <table:table-row table:style-name="ro2">
          <table:table-cell office:value-type="string">
            <text:p>Divtasvuodna</text:p>
          </table:table-cell>
          <table:table-cell office:value-type="string">
            <text:p>Tysfjord</text:p>
          </table:table-cell>
          <table:table-cell table:number-columns-repeated="1022"/>
        </table:table-row>
        <table:table-row table:style-name="ro2">
          <table:table-cell office:value-type="string">
            <text:p>Eengerdaelie</text:p>
          </table:table-cell>
          <table:table-cell office:value-type="string">
            <text:p>Engerdal</text:p>
          </table:table-cell>
          <table:table-cell table:number-columns-repeated="1022"/>
        </table:table-row>
        <table:table-row table:style-name="ro2">
          <table:table-cell office:value-type="string">
            <text:p>Eenglaante</text:p>
          </table:table-cell>
          <table:table-cell office:value-type="string">
            <text:p>England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Europa</text:p>
          </table:table-cell>
          <table:table-cell table:number-columns-repeated="1022"/>
        </table:table-row>
        <table:table-row table:style-name="ro2">
          <table:table-cell office:value-type="string">
            <text:p>Frankrijhke</text:p>
          </table:table-cell>
          <table:table-cell office:value-type="string">
            <text:p>Frankrike</text:p>
          </table:table-cell>
          <table:table-cell table:number-columns-repeated="1022"/>
        </table:table-row>
        <table:table-row table:style-name="ro2">
          <table:table-cell office:value-type="string">
            <text:p>Geeneve</text:p>
          </table:table-cell>
          <table:table-cell office:value-type="string">
            <text:p>Genevia</text:p>
          </table:table-cell>
          <table:table-cell table:number-columns-repeated="1022"/>
        </table:table-row>
        <table:table-row table:style-name="ro2">
          <table:table-cell office:value-type="string">
            <text:p>Guovdageaidnu </text:p>
          </table:table-cell>
          <table:table-cell office:value-type="string">
            <text:p>Kautokeino</text:p>
          </table:table-cell>
          <table:table-cell table:number-columns-repeated="1022"/>
        </table:table-row>
        <table:table-row table:style-name="ro2">
          <table:table-cell office:value-type="string">
            <text:p>Gaala</text:p>
          </table:table-cell>
          <table:table-cell office:value-type="string">
            <text:p>Grane</text:p>
          </table:table-cell>
          <table:table-cell table:number-columns-repeated="1022"/>
        </table:table-row>
        <table:table-row table:style-name="ro2">
          <table:table-cell office:value-type="string">
            <text:p>Heedmarhke</text:p>
          </table:table-cell>
          <table:table-cell office:value-type="string">
            <text:p>Hedmark</text:p>
          </table:table-cell>
          <table:table-cell table:number-columns-repeated="1022"/>
        </table:table-row>
        <table:table-row table:style-name="ro2">
          <table:table-cell office:value-type="string">
            <text:p>Indonesija</text:p>
          </table:table-cell>
          <table:table-cell office:value-type="string">
            <text:p>Indonesia</text:p>
          </table:table-cell>
          <table:table-cell table:number-columns-repeated="1022"/>
        </table:table-row>
        <table:table-row table:style-name="ro2">
          <table:table-cell office:value-type="string">
            <text:p>Islaante</text:p>
          </table:table-cell>
          <table:table-cell office:value-type="string">
            <text:p>Island</text:p>
          </table:table-cell>
          <table:table-cell table:number-columns-repeated="1022"/>
        </table:table-row>
        <table:table-row table:style-name="ro2">
          <table:table-cell office:value-type="string">
            <text:p>Jïemhte</text:p>
          </table:table-cell>
          <table:table-cell office:value-type="string">
            <text:p>Jämtland</text:p>
          </table:table-cell>
          <table:table-cell table:number-columns-repeated="1022"/>
        </table:table-row>
        <table:table-row table:style-name="ro2">
          <table:table-cell office:value-type="string">
            <text:p>Kaalifornija</text:p>
          </table:table-cell>
          <table:table-cell office:value-type="string">
            <text:p>Carlifornia</text:p>
          </table:table-cell>
          <table:table-cell table:number-columns-repeated="1022"/>
        </table:table-row>
        <table:table-row table:style-name="ro2">
          <table:table-cell office:value-type="string">
            <text:p>Kaanada</text:p>
          </table:table-cell>
          <table:table-cell office:value-type="string">
            <text:p>Kanada</text:p>
          </table:table-cell>
          <table:table-cell table:number-columns-repeated="1022"/>
        </table:table-row>
        <table:table-row table:style-name="ro2">
          <table:table-cell office:value-type="string">
            <text:p>Leeningrade</text:p>
          </table:table-cell>
          <table:table-cell office:value-type="string">
            <text:p>Leninggrad</text:p>
          </table:table-cell>
          <table:table-cell table:number-columns-repeated="1022"/>
        </table:table-row>
        <table:table-row table:style-name="ro2">
          <table:table-cell office:value-type="string">
            <text:p>Lovjaevrie</text:p>
          </table:table-cell>
          <table:table-cell office:value-type="string">
            <text:p>Lovozero</text:p>
          </table:table-cell>
          <table:table-cell table:number-columns-repeated="1022"/>
        </table:table-row>
        <table:table-row table:style-name="ro2">
          <table:table-cell office:value-type="string">
            <text:p>Luvliemearoe</text:p>
          </table:table-cell>
          <table:table-cell office:value-type="string">
            <text:p>Östersjöen</text:p>
          </table:table-cell>
          <table:table-cell table:number-columns-repeated="1022"/>
        </table:table-row>
        <table:table-row table:style-name="ro2">
          <table:table-cell office:value-type="string">
            <text:p>Mongolija</text:p>
          </table:table-cell>
          <table:table-cell office:value-type="string">
            <text:p>Mongolia</text:p>
          </table:table-cell>
          <table:table-cell table:number-columns-repeated="1022"/>
        </table:table-row>
        <table:table-row table:style-name="ro2">
          <table:table-cell office:value-type="string">
            <text:p>Noerhte Trööndelaage</text:p>
          </table:table-cell>
          <table:table-cell office:value-type="string">
            <text:p>Nord Trøndelag</text:p>
          </table:table-cell>
          <table:table-cell table:number-columns-repeated="1022"/>
        </table:table-row>
        <table:table-row table:style-name="ro2">
          <table:table-cell office:value-type="string">
            <text:p>Nordlaante</text:p>
          </table:table-cell>
          <table:table-cell office:value-type="string">
            <text:p>Nordland</text:p>
          </table:table-cell>
          <table:table-cell table:number-columns-repeated="1022"/>
        </table:table-row>
        <table:table-row table:style-name="ro2">
          <table:table-cell office:value-type="string">
            <text:p>Nöörje</text:p>
          </table:table-cell>
          <table:table-cell office:value-type="string">
            <text:p>Norge</text:p>
          </table:table-cell>
          <table:table-cell table:number-columns-repeated="1022"/>
        </table:table-row>
        <table:table-row table:style-name="ro2">
          <table:table-cell office:value-type="string">
            <text:p>Plassje,Röörovse,</text:p>
          </table:table-cell>
          <table:table-cell office:value-type="string">
            <text:p>Røros</text:p>
          </table:table-cell>
          <table:table-cell table:number-columns-repeated="1022"/>
        </table:table-row>
        <table:table-row table:style-name="ro2">
          <table:table-cell office:value-type="string">
            <text:p>Romsa</text:p>
          </table:table-cell>
          <table:table-cell office:value-type="string">
            <text:p>Tromsø</text:p>
          </table:table-cell>
          <table:table-cell table:number-columns-repeated="1022"/>
        </table:table-row>
        <table:table-row table:style-name="ro2">
          <table:table-cell office:value-type="string">
            <text:p>Romssa </text:p>
          </table:table-cell>
          <table:table-cell office:value-type="string">
            <text:p>Troms</text:p>
          </table:table-cell>
          <table:table-cell table:number-columns-repeated="1022"/>
        </table:table-row>
        <table:table-row table:style-name="ro2">
          <table:table-cell office:value-type="string">
            <text:p>Russlaante</text:p>
          </table:table-cell>
          <table:table-cell office:value-type="string">
            <text:p>Russland</text:p>
          </table:table-cell>
          <table:table-cell table:number-columns-repeated="1022"/>
        </table:table-row>
        <table:table-row table:style-name="ro2">
          <table:table-cell office:value-type="string">
            <text:p>Sibirije</text:p>
          </table:table-cell>
          <table:table-cell office:value-type="string">
            <text:p>Sibir</text:p>
          </table:table-cell>
          <table:table-cell table:number-columns-repeated="1022"/>
        </table:table-row>
        <table:table-row table:style-name="ro2">
          <table:table-cell office:value-type="string">
            <text:p>Slovenije</text:p>
          </table:table-cell>
          <table:table-cell office:value-type="string">
            <text:p>Slovenia</text:p>
          </table:table-cell>
          <table:table-cell table:number-columns-repeated="1022"/>
        </table:table-row>
        <table:table-row table:style-name="ro2">
          <table:table-cell office:value-type="string">
            <text:p>Snåase</text:p>
          </table:table-cell>
          <table:table-cell office:value-type="string">
            <text:p>Snåsa</text:p>
          </table:table-cell>
          <table:table-cell table:number-columns-repeated="1022"/>
        </table:table-row>
        <table:table-row table:style-name="ro2">
          <table:table-cell office:value-type="string">
            <text:p>Sovjete</text:p>
          </table:table-cell>
          <table:table-cell office:value-type="string">
            <text:p>Sovjet</text:p>
          </table:table-cell>
          <table:table-cell table:number-columns-repeated="1022"/>
        </table:table-row>
        <table:table-row table:style-name="ro2">
          <table:table-cell office:value-type="string">
            <text:p>Sovjeten-ektiedimmie</text:p>
          </table:table-cell>
          <table:table-cell office:value-type="string">
            <text:p>Sovjetunionen</text:p>
          </table:table-cell>
          <table:table-cell table:number-columns-repeated="1022"/>
        </table:table-row>
        <table:table-row table:style-name="ro2">
          <table:table-cell office:value-type="string">
            <text:p>Stientje</text:p>
          </table:table-cell>
          <table:table-cell office:value-type="string">
            <text:p>Steinkjer</text:p>
          </table:table-cell>
          <table:table-cell table:number-columns-repeated="1022"/>
        </table:table-row>
        <table:table-row table:style-name="ro2">
          <table:table-cell office:value-type="string">
            <text:p>Sveerje</text:p>
          </table:table-cell>
          <table:table-cell office:value-type="string">
            <text:p>Sverige</text:p>
          </table:table-cell>
          <table:table-cell table:number-columns-repeated="1022"/>
        </table:table-row>
        <table:table-row table:style-name="ro2">
          <table:table-cell office:value-type="string">
            <text:p>Såevmie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2">
          <table:table-cell office:value-type="string">
            <text:p>Tjeernovbyjle</text:p>
          </table:table-cell>
          <table:table-cell office:value-type="string">
            <text:p>Tjernobyl</text:p>
          </table:table-cell>
          <table:table-cell table:number-columns-repeated="1022"/>
        </table:table-row>
        <table:table-row table:style-name="ro2">
          <table:table-cell office:value-type="string">
            <text:p>Tråante</text:p>
          </table:table-cell>
          <table:table-cell office:value-type="string">
            <text:p>Trondheim</text:p>
          </table:table-cell>
          <table:table-cell table:number-columns-repeated="1022"/>
        </table:table-row>
        <table:table-row table:style-name="ro2">
          <table:table-cell office:value-type="string">
            <text:p>Ubmeje</text:p>
          </table:table-cell>
          <table:table-cell office:value-type="string">
            <text:p>Umeå</text:p>
          </table:table-cell>
          <table:table-cell table:number-columns-repeated="1022"/>
        </table:table-row>
        <table:table-row table:style-name="ro2">
          <table:table-cell office:value-type="string">
            <text:p>Åarjel Trööndelaage</text:p>
          </table:table-cell>
          <table:table-cell office:value-type="string">
            <text:p>Sør Trøndelag</text:p>
          </table:table-cell>
          <table:table-cell table:number-columns-repeated="1022"/>
        </table:table-row>
        <table:table-row table:style-name="ro2">
          <table:table-cell office:value-type="string">
            <text:p>Åarjelafrika</text:p>
          </table:table-cell>
          <table:table-cell office:value-type="string">
            <text:p>SørAfrika</text:p>
          </table:table-cell>
          <table:table-cell table:number-columns-repeated="1022"/>
        </table:table-row>
      </table:table>
      <table:table table:name="Ark2" table:style-name="ta2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table table:name="Ark3" table:style-name="ta3" table:print="false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Garamond" svg:font-family="Garamond" style:font-family-generic="roman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b" fo:country="NO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kr </number:text>
      <number:number number:decimal-places="0" number:min-integer-digits="1" number:grouping="true"/>
      <number:text> </number:text>
    </number:number-style>
    <number:number-style style:name="N106">
      <number:text>(kr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kr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kr </number:text>
      <number:number number:decimal-places="2" number:min-integer-digits="1" number:grouping="true"/>
      <number:text> </number:text>
    </number:number-style>
    <number:number-style style:name="N108">
      <number:text>(kr 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kr 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kr </number:text>
      <number:number number:decimal-places="0" number:min-integer-digits="1" number:grouping="true"/>
      <number:text> </number:text>
    </number:number-style>
    <number:number-style style:name="N115P1" style:volatile="true">
      <number:text> kr (</number:text>
      <number:number number:decimal-places="0" number:min-integer-digits="1" number:grouping="true"/>
      <number:text>)</number:text>
    </number:number-style>
    <number:number-style style:name="N115P2" style:volatile="true">
      <number:text> kr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kr </number:text>
      <number:number number:decimal-places="2" number:min-integer-digits="1" number:grouping="true"/>
      <number:text> </number:text>
    </number:number-style>
    <number:number-style style:name="N117P1" style:volatile="true">
      <number:text> kr (</number:text>
      <number:number number:decimal-places="2" number:min-integer-digits="1" number:grouping="true"/>
      <number:text>)</number:text>
    </number:number-style>
    <number:number-style style:name="N117P2" style:volatile="true">
      <number:text> kr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Ja</number:text>
    </number:number-style>
    <number:number-style style:name="N122P1" style:volatile="true">
      <number:text>Ja</number:text>
    </number:number-style>
    <number:number-style style:name="N122">
      <number:text>Nei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Sann</number:text>
    </number:number-style>
    <number:number-style style:name="N123P1" style:volatile="true">
      <number:text>Sann</number:text>
    </number:number-style>
    <number:number-style style:name="N123">
      <number:text>Usann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På</number:text>
    </number:number-style>
    <number:number-style style:name="N124P1" style:volatile="true">
      <number:text>På</number:text>
    </number:number-style>
    <number:number-style style:name="N124">
      <number:text>Av</number:text>
      <style:map style:condition="value()&gt;0" style:apply-style-name="N124P0"/>
      <style:map style:condition="value()&lt;0" style:apply-style-name="N124P1"/>
    </number:number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-X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6">06.03.2009</text:date>, <text:time>14:07:42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2" style:display-name="PageStyle_Ark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3" style:display-name="PageStyle_Ark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isten Turi</meta:initial-creator>
    <meta:creation-date>2005-06-02T10:05:47</meta:creation-date>
    <dc:creator>ass</dc:creator>
    <dc:date>2006-07-05T09:13:39</dc:date>
    <meta:print-date>2006-07-05T09:08:15</meta:print-date>
    <meta:document-statistic meta:table-count="3" meta:cell-count="984" meta:object-count="0"/>
    <meta:generator>OpenOffice.org/3.0$Unix OpenOffice.org_project/300m9$Build-9358</meta:generator>
  </office:meta>
</office:document-meta>
</file>